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sloLGS NF" svg:font-family="'MesloLGS NF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8400" style:font-name="MesloLGS NF" fo:font-size="8pt" officeooo:rsid="0040c2f8" officeooo:paragraph-rsid="0015e918" fo:background-color="transparent" style:font-size-asian="8pt" style:font-size-complex="8pt"/>
    </style:style>
    <style:style style:name="P2" style:family="paragraph" style:parent-style-name="Standard">
      <style:text-properties fo:color="#008400" style:font-name="MesloLGS NF" fo:font-size="8pt" officeooo:rsid="0076b07c" officeooo:paragraph-rsid="0076b07c" fo:background-color="transparent" style:font-size-asian="8pt" style:font-size-complex="8pt"/>
    </style:style>
    <style:style style:name="P3" style:family="paragraph" style:parent-style-name="Standard">
      <style:text-properties fo:color="#008400" style:font-name="MesloLGS NF" fo:font-size="8pt" officeooo:rsid="0015e918" officeooo:paragraph-rsid="00797fdd" fo:background-color="transparent" style:font-size-asian="8pt" style:font-size-complex="8pt"/>
    </style:style>
    <style:style style:name="P4" style:family="paragraph" style:parent-style-name="Standard">
      <style:text-properties fo:color="#008400" style:font-name="MesloLGS NF" fo:font-size="8pt" officeooo:rsid="0015e918" officeooo:paragraph-rsid="009db1c5" fo:background-color="transparent" style:font-size-asian="8pt" style:font-size-complex="8pt"/>
    </style:style>
    <style:style style:name="P5" style:family="paragraph" style:parent-style-name="Standard">
      <style:text-properties fo:color="#008400" style:font-name="MesloLGS NF" fo:font-size="8pt" officeooo:rsid="0015e918" officeooo:paragraph-rsid="00209445" fo:background-color="transparent" style:font-size-asian="8pt" style:font-size-complex="8pt"/>
    </style:style>
    <style:style style:name="P6" style:family="paragraph" style:parent-style-name="Standard">
      <style:text-properties fo:color="#008400" style:font-name="MesloLGS NF" fo:font-size="8pt" officeooo:rsid="0015e918" officeooo:paragraph-rsid="0018ea71" fo:background-color="transparent" style:font-size-asian="8pt" style:font-size-complex="8pt"/>
    </style:style>
    <style:style style:name="P7" style:family="paragraph" style:parent-style-name="Standard">
      <style:text-properties fo:color="#008400" style:font-name="MesloLGS NF" fo:font-size="8pt" officeooo:rsid="0015e918" officeooo:paragraph-rsid="00b93dd6" fo:background-color="transparent" style:font-size-asian="8pt" style:font-size-complex="8pt"/>
    </style:style>
    <style:style style:name="P8" style:family="paragraph" style:parent-style-name="Standard">
      <style:text-properties fo:color="#008400" style:font-name="MesloLGS NF" fo:font-size="8pt" officeooo:rsid="0023c08c" officeooo:paragraph-rsid="0023c08c" fo:background-color="transparent" style:font-size-asian="8pt" style:font-size-complex="8pt"/>
    </style:style>
    <style:style style:name="P9" style:family="paragraph" style:parent-style-name="Standard">
      <style:text-properties fo:color="#008400" style:font-name="MesloLGS NF" fo:font-size="8pt" officeooo:rsid="0023c08c" officeooo:paragraph-rsid="00751b19" fo:background-color="transparent" style:font-size-asian="8pt" style:font-size-complex="8pt"/>
    </style:style>
    <style:style style:name="P10" style:family="paragraph" style:parent-style-name="Standard">
      <style:text-properties fo:color="#008400" style:font-name="MesloLGS NF" fo:font-size="8pt" officeooo:rsid="0023c08c" officeooo:paragraph-rsid="006d072a" fo:background-color="transparent" style:font-size-asian="8pt" style:font-size-complex="8pt"/>
    </style:style>
    <style:style style:name="P11" style:family="paragraph" style:parent-style-name="Standard">
      <style:text-properties fo:color="#008400" style:font-name="MesloLGS NF" fo:font-size="8pt" officeooo:rsid="00b7d6ac" officeooo:paragraph-rsid="00b7d6ac" fo:background-color="transparent" style:font-size-asian="8pt" style:font-size-complex="8pt"/>
    </style:style>
    <style:style style:name="P12" style:family="paragraph" style:parent-style-name="Standard">
      <style:text-properties fo:color="#008400" style:font-name="MesloLGS NF" fo:font-size="8pt" fo:font-weight="normal" officeooo:rsid="009e55d5" officeooo:paragraph-rsid="009e55d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text-properties fo:color="#008400" style:font-name="MesloLGS NF" officeooo:paragraph-rsid="00797fdd"/>
    </style:style>
    <style:style style:name="P14" style:family="paragraph" style:parent-style-name="Standard">
      <style:text-properties fo:color="#008400" style:font-name="MesloLGS NF" officeooo:paragraph-rsid="009db1c5"/>
    </style:style>
    <style:style style:name="P15" style:family="paragraph" style:parent-style-name="Standard">
      <style:text-properties fo:color="#008400" style:font-name="MesloLGS NF" officeooo:paragraph-rsid="0023c08c"/>
    </style:style>
    <style:style style:name="P16" style:family="paragraph" style:parent-style-name="Standard">
      <style:text-properties fo:color="#008400" style:font-name="MesloLGS NF" officeooo:paragraph-rsid="005c6112"/>
    </style:style>
    <style:style style:name="P17" style:family="paragraph" style:parent-style-name="Standard">
      <style:text-properties fo:color="#008400" style:font-name="MesloLGS NF" officeooo:paragraph-rsid="00ab9692"/>
    </style:style>
    <style:style style:name="P18" style:family="paragraph" style:parent-style-name="Standard">
      <style:text-properties fo:color="#008400" style:font-name="MesloLGS NF" officeooo:paragraph-rsid="00b7d6ac"/>
    </style:style>
    <style:style style:name="P19" style:family="paragraph" style:parent-style-name="Standard">
      <style:text-properties fo:color="#005800" style:font-name="MesloLGS NF" fo:font-size="8pt" officeooo:rsid="0015e918" officeooo:paragraph-rsid="00797fdd" fo:background-color="transparent" style:font-size-asian="8pt" style:font-size-complex="8pt"/>
    </style:style>
    <style:style style:name="P20" style:family="paragraph" style:parent-style-name="Standard">
      <style:text-properties fo:color="#005800" style:font-name="MesloLGS NF" fo:font-size="8pt" fo:font-weight="normal" officeooo:rsid="009db1c5" officeooo:paragraph-rsid="009db1c5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text-properties style:font-name="MesloLGS NF" officeooo:paragraph-rsid="00a5cdc8"/>
    </style:style>
    <style:style style:name="P22" style:family="paragraph" style:parent-style-name="Standard">
      <style:text-properties style:font-name="MesloLGS NF" officeooo:paragraph-rsid="00abd403"/>
    </style:style>
    <style:style style:name="P23" style:family="paragraph" style:parent-style-name="Standard">
      <style:text-properties style:font-name="MesloLGS NF" officeooo:paragraph-rsid="00aeb109"/>
    </style:style>
    <style:style style:name="P24" style:family="paragraph" style:parent-style-name="Standard">
      <style:text-properties fo:color="#7f7f7f" style:font-name="MesloLGS NF" fo:font-size="8pt" officeooo:rsid="0015e918" officeooo:paragraph-rsid="004520e1" fo:background-color="transparent" style:font-size-asian="8pt" style:font-size-complex="8pt"/>
    </style:style>
    <style:style style:name="P25" style:family="paragraph" style:parent-style-name="Standard">
      <style:text-properties fo:color="#7f7f7f" style:font-name="MesloLGS NF" fo:font-size="8pt" officeooo:rsid="0015e918" officeooo:paragraph-rsid="00b3a027" fo:background-color="transparent" style:font-size-asian="8pt" style:font-size-complex="8pt"/>
    </style:style>
    <style:style style:name="P26" style:family="paragraph" style:parent-style-name="Standard">
      <style:text-properties fo:color="#7f7f7f" style:font-name="MesloLGS NF" fo:font-size="8pt" officeooo:rsid="0015e918" officeooo:paragraph-rsid="00b7d6ac" fo:background-color="transparent" style:font-size-asian="8pt" style:font-size-complex="8pt"/>
    </style:style>
    <style:style style:name="P27" style:family="paragraph" style:parent-style-name="Standard">
      <style:text-properties fo:color="#ffffff" style:font-name="MesloLGS NF" fo:font-size="8pt" officeooo:rsid="0015e918" officeooo:paragraph-rsid="00209445" fo:background-color="transparent" style:font-size-asian="8pt" style:font-size-complex="8pt"/>
    </style:style>
    <style:style style:name="P28" style:family="paragraph" style:parent-style-name="Standard">
      <style:text-properties fo:color="#ffffff" style:font-name="MesloLGS NF" fo:font-size="8pt" officeooo:rsid="0015e918" officeooo:paragraph-rsid="00a653a0" fo:background-color="transparent" style:font-size-asian="8pt" style:font-size-complex="8pt"/>
    </style:style>
    <style:style style:name="P29" style:family="paragraph" style:parent-style-name="Standard">
      <style:text-properties fo:color="#ffffff" style:font-name="MesloLGS NF" fo:font-size="8pt" fo:font-weight="bold" officeooo:rsid="0015e918" officeooo:paragraph-rsid="008a766a" fo:background-color="transparent" style:font-size-asian="8pt" style:font-weight-asian="bold" style:font-size-complex="8pt" style:font-weight-complex="bold"/>
    </style:style>
    <style:style style:name="P30" style:family="paragraph" style:parent-style-name="Standard">
      <style:text-properties fo:color="#ffffff" style:font-name="MesloLGS NF" fo:font-size="8pt" fo:font-weight="normal" officeooo:rsid="0015e918" officeooo:paragraph-rsid="00abd403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text-properties fo:color="#bababa" style:font-name="MesloLGS NF" fo:font-size="8pt" officeooo:rsid="0015e918" officeooo:paragraph-rsid="002145e8" fo:background-color="transparent" style:font-size-asian="8pt" style:font-size-complex="8pt"/>
    </style:style>
    <style:style style:name="P32" style:family="paragraph" style:parent-style-name="Standard">
      <style:text-properties fo:color="#bababa" style:font-name="MesloLGS NF" fo:font-size="8pt" officeooo:rsid="0015e918" officeooo:paragraph-rsid="003a131b" fo:background-color="transparent" style:font-size-asian="8pt" style:font-size-complex="8pt"/>
    </style:style>
    <style:style style:name="P33" style:family="paragraph" style:parent-style-name="Standard">
      <style:text-properties fo:color="#bababa" style:font-name="MesloLGS NF" fo:font-size="8pt" officeooo:rsid="0015e918" officeooo:paragraph-rsid="006d072a" fo:background-color="transparent" style:font-size-asian="8pt" style:font-size-complex="8pt"/>
    </style:style>
    <style:style style:name="P34" style:family="paragraph" style:parent-style-name="Standard">
      <style:text-properties fo:color="#bababa" style:font-name="MesloLGS NF" fo:font-size="8pt" officeooo:rsid="0015e918" officeooo:paragraph-rsid="00b42581" fo:background-color="transparent" style:font-size-asian="8pt" style:font-size-complex="8pt"/>
    </style:style>
    <style:style style:name="P35" style:family="paragraph" style:parent-style-name="Standard">
      <style:text-properties fo:color="#bababa" style:font-name="MesloLGS NF" fo:font-size="8pt" officeooo:rsid="0015e918" officeooo:paragraph-rsid="00b42581" style:font-size-asian="8pt" style:font-size-complex="8pt"/>
    </style:style>
    <style:style style:name="P36" style:family="paragraph" style:parent-style-name="Standard">
      <style:text-properties fo:color="#939393" style:font-name="MesloLGS NF" fo:font-size="8pt" officeooo:paragraph-rsid="0097cf1a" fo:background-color="transparent" style:font-size-asian="8pt" style:font-size-complex="8pt"/>
    </style:style>
    <style:style style:name="P37" style:family="paragraph" style:parent-style-name="Standard">
      <style:text-properties fo:color="#939393" style:font-name="MesloLGS NF" fo:font-size="8pt" fo:font-weight="bold" officeooo:rsid="0015e918" officeooo:paragraph-rsid="0097cf1a" fo:background-color="transparent" style:font-size-asian="8pt" style:font-weight-asian="bold" style:font-size-complex="8pt" style:font-weight-complex="bold"/>
    </style:style>
    <style:style style:name="P38" style:family="paragraph" style:parent-style-name="Standard">
      <style:text-properties fo:color="#d0d0d0" style:font-name="MesloLGS NF" fo:font-size="8pt" fo:font-weight="normal" officeooo:rsid="00ac678c" officeooo:paragraph-rsid="00ac678c" fo:background-color="transparent" style:font-size-asian="8pt" style:font-weight-asian="normal" style:font-size-complex="8pt" style:font-weight-complex="normal"/>
    </style:style>
    <style:style style:name="P39" style:family="paragraph" style:parent-style-name="Standard">
      <style:text-properties fo:color="#127622" style:font-name="MesloLGS NF" fo:font-size="8pt" fo:font-weight="bold" officeooo:rsid="0016fd21" officeooo:paragraph-rsid="00b42581" fo:background-color="transparent" style:font-size-asian="8pt" style:font-weight-asian="bold" style:font-size-complex="8pt" style:font-weight-complex="bold"/>
    </style:style>
    <style:style style:name="P40" style:family="paragraph" style:parent-style-name="Standard">
      <style:text-properties fo:color="#127622" style:font-name="MesloLGS NF" fo:font-size="8pt" fo:font-weight="normal" officeooo:rsid="00b42581" officeooo:paragraph-rsid="006d072a" fo:background-color="transparent" style:font-size-asian="8pt" style:font-weight-asian="normal" style:font-size-complex="8pt" style:font-weight-complex="normal"/>
    </style:style>
    <style:style style:name="P41" style:family="paragraph" style:parent-style-name="Standard">
      <style:text-properties officeooo:paragraph-rsid="00b51736"/>
    </style:style>
    <style:style style:name="P42" style:family="paragraph" style:parent-style-name="Standard">
      <style:text-properties officeooo:paragraph-rsid="004eef03"/>
    </style:style>
    <style:style style:name="P43" style:family="paragraph" style:parent-style-name="Standard">
      <style:text-properties officeooo:paragraph-rsid="00b93dd6"/>
    </style:style>
    <style:style style:name="P44" style:family="paragraph" style:parent-style-name="Standard">
      <style:text-properties style:font-name="MesloLGS NF" officeooo:paragraph-rsid="00c1afd0"/>
    </style:style>
    <style:style style:name="P45" style:family="paragraph" style:parent-style-name="Standard">
      <style:text-properties officeooo:paragraph-rsid="00bbbd25"/>
    </style:style>
    <style:style style:name="P46" style:family="paragraph" style:parent-style-name="Standard">
      <style:text-properties fo:color="#ffffff" style:font-name="MesloLGS NF" fo:font-size="8pt" officeooo:rsid="0015e918" officeooo:paragraph-rsid="00bd8857" fo:background-color="transparent" style:font-size-asian="8pt" style:font-size-complex="8pt"/>
    </style:style>
    <style:style style:name="P47" style:family="paragraph" style:parent-style-name="Standard">
      <style:text-properties fo:color="#ffffff" style:font-name="MesloLGS NF" fo:font-size="8pt" fo:font-weight="bold" officeooo:rsid="0015e918" officeooo:paragraph-rsid="00bd8857" fo:background-color="transparent" style:font-size-asian="8pt" style:font-weight-asian="bold" style:font-size-complex="8pt" style:font-weight-complex="bold"/>
    </style:style>
    <style:style style:name="P48" style:family="paragraph" style:parent-style-name="Standard">
      <style:text-properties fo:color="#008400" style:font-name="MesloLGS NF" fo:font-size="8pt" officeooo:rsid="0015e918" officeooo:paragraph-rsid="00bd8857" fo:background-color="transparent" style:font-size-asian="8pt" style:font-size-complex="8pt"/>
    </style:style>
    <style:style style:name="P49" style:family="paragraph" style:parent-style-name="Standard">
      <style:text-properties fo:color="#008400" style:font-name="MesloLGS NF" fo:font-size="8pt" officeooo:rsid="0023c08c" officeooo:paragraph-rsid="00c4763f" fo:background-color="transparent" style:font-size-asian="8pt" style:font-size-complex="8pt"/>
    </style:style>
    <style:style style:name="P50" style:family="paragraph" style:parent-style-name="Standard">
      <style:text-properties fo:color="#008400" style:font-name="MesloLGS NF" fo:font-size="8pt" fo:font-weight="normal" officeooo:rsid="0015e918" officeooo:paragraph-rsid="00bd8857" fo:background-color="transparent" style:font-size-asian="8pt" style:font-weight-asian="normal" style:font-size-complex="8pt" style:font-weight-complex="normal"/>
    </style:style>
    <style:style style:name="P51" style:family="paragraph" style:parent-style-name="Standard">
      <style:text-properties officeooo:paragraph-rsid="0023c08c"/>
    </style:style>
    <style:style style:name="P52" style:family="paragraph" style:parent-style-name="Standard">
      <style:text-properties fo:color="#127622" style:font-name="MesloLGS NF" fo:font-size="8pt" fo:font-weight="normal" officeooo:rsid="0015e918" officeooo:paragraph-rsid="00b6a37d" fo:background-color="transparent" style:font-size-asian="8pt" style:font-weight-asian="normal" style:font-size-complex="8pt" style:font-weight-complex="normal"/>
    </style:style>
    <style:style style:name="P53" style:family="paragraph" style:parent-style-name="Standard">
      <style:text-properties officeooo:paragraph-rsid="00bf4d45"/>
    </style:style>
    <style:style style:name="T1" style:family="text">
      <style:text-properties fo:color="#007ffe"/>
    </style:style>
    <style:style style:name="T2" style:family="text">
      <style:text-properties fo:color="#007ffe" fo:font-weight="bold" fo:background-color="transparent" loext:char-shading-value="0" style:font-weight-asian="bold" style:font-weight-complex="bold"/>
    </style:style>
    <style:style style:name="T3" style:family="text">
      <style:text-properties fo:color="#007ffe" fo:font-weight="bold" fo:background-color="#007ffe" loext:char-shading-value="0" style:font-weight-asian="bold" style:font-weight-complex="bold"/>
    </style:style>
    <style:style style:name="T4" style:family="text">
      <style:text-properties fo:color="#007ffe" fo:font-weight="bold" fo:background-color="#d0d0d0" loext:char-shading-value="0" style:font-weight-asian="bold" style:font-weight-complex="bold"/>
    </style:style>
    <style:style style:name="T5" style:family="text">
      <style:text-properties fo:color="#007ffe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6" style:family="text">
      <style:text-properties fo:color="#007ffe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7" style:family="text">
      <style:text-properties fo:color="#007ffe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8" style:family="text">
      <style:text-properties fo:color="#007ffe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9" style:family="text">
      <style:text-properties fo:color="#007ffe" fo:font-size="8pt" officeooo:rsid="0015e918" fo:background-color="#d0d0d0" loext:char-shading-value="0" style:font-size-asian="8pt" style:font-size-complex="8pt"/>
    </style:style>
    <style:style style:name="T10" style:family="text">
      <style:text-properties fo:color="#007ffe" fo:font-size="8pt" officeooo:rsid="0015e918" fo:background-color="#333333" loext:char-shading-value="0" style:font-size-asian="8pt" style:font-size-complex="8pt"/>
    </style:style>
    <style:style style:name="T11" style:family="text">
      <style:text-properties fo:color="#007ffe" fo:font-size="8pt" officeooo:rsid="0015e918" fo:background-color="transparent" loext:char-shading-value="0" style:font-size-asian="8pt" style:font-size-complex="8pt"/>
    </style:style>
    <style:style style:name="T12" style:family="text">
      <style:text-properties fo:color="#007ffe" style:font-name="MesloLGS N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3" style:family="text">
      <style:text-properties fo:color="#007ffe" style:font-name="MesloLGS NF" fo:font-size="8pt" fo:font-weight="bold" officeooo:rsid="0015e918" fo:background-color="#007ffe" loext:char-shading-value="0" style:font-size-asian="8pt" style:font-weight-asian="bold" style:font-size-complex="8pt" style:font-weight-complex="bold"/>
    </style:style>
    <style:style style:name="T14" style:family="text">
      <style:text-properties fo:color="#007ffe" style:font-name="MesloLGS NF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15" style:family="text">
      <style:text-properties fo:color="#007ffe" style:font-name="MesloLGS NF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16" style:family="text">
      <style:text-properties fo:color="#007ffe" style:font-name="MesloLGS NF" fo:font-size="8pt" officeooo:rsid="0015e918" fo:background-color="#d0d0d0" loext:char-shading-value="0" style:font-size-asian="8pt" style:font-size-complex="8pt"/>
    </style:style>
    <style:style style:name="T17" style:family="text">
      <style:text-properties fo:color="#007ffe" style:font-name="MesloLGS NF" fo:font-size="8pt" officeooo:rsid="0015e918" fo:background-color="transparent" loext:char-shading-value="0" style:font-size-asian="8pt" style:font-size-complex="8pt"/>
    </style:style>
    <style:style style:name="T18" style:family="text">
      <style:text-properties fo:color="#007ffe" fo:background-color="#007ffe" loext:char-shading-value="0"/>
    </style:style>
    <style:style style:name="T19" style:family="text">
      <style:text-properties fo:color="#007ffe" fo:background-color="#d0d0d0" loext:char-shading-value="0"/>
    </style:style>
    <style:style style:name="T20" style:family="text">
      <style:text-properties fo:color="#007ffe" fo:background-color="#ffd800" loext:char-shading-value="0"/>
    </style:style>
    <style:style style:name="T21" style:family="text">
      <style:text-properties fo:color="#007ffe" fo:background-color="#ffd800" loext:char-shading-value="0"/>
    </style:style>
    <style:style style:name="T22" style:family="text">
      <style:text-properties fo:color="#000000" fo:font-weight="normal" officeooo:rsid="0016fd21" fo:background-color="#d0d0d0" loext:char-shading-value="0" style:font-weight-asian="normal" style:font-weight-complex="normal"/>
    </style:style>
    <style:style style:name="T23" style:family="text">
      <style:text-properties fo:color="#000000" fo:font-weight="normal" fo:background-color="#007ffe" loext:char-shading-value="0" style:font-weight-asian="normal" style:font-weight-complex="normal"/>
    </style:style>
    <style:style style:name="T24" style:family="text">
      <style:text-properties fo:color="#000000" fo:font-weight="normal" fo:background-color="#ffd800" loext:char-shading-value="0" style:font-weight-asian="normal" style:font-weight-complex="normal"/>
    </style:style>
    <style:style style:name="T25" style:family="text">
      <style:text-properties fo:color="#000000" fo:font-weight="normal" fo:background-color="#ffd800" loext:char-shading-value="0" style:font-weight-asian="normal" style:font-weight-complex="normal"/>
    </style:style>
    <style:style style:name="T26" style:family="text">
      <style:text-properties fo:color="#000000" officeooo:rsid="0016fd21" fo:background-color="#d0d0d0" loext:char-shading-value="0"/>
    </style:style>
    <style:style style:name="T27" style:family="text">
      <style:text-properties fo:color="#000000" fo:font-size="8pt" officeooo:rsid="0015e918" fo:background-color="#4c4c4c" loext:char-shading-value="0" style:font-size-asian="8pt" style:font-size-complex="8pt"/>
    </style:style>
    <style:style style:name="T28" style:family="text">
      <style:text-properties fo:color="#000000" style:font-name="MesloLGS NF" fo:font-size="8pt" fo:font-weight="bold" officeooo:rsid="0018ea71" fo:background-color="#ffd800" loext:char-shading-value="0" style:font-size-asian="8pt" style:font-weight-asian="bold" style:font-size-complex="8pt" style:font-weight-complex="bold"/>
    </style:style>
    <style:style style:name="T29" style:family="text">
      <style:text-properties fo:color="#000000" style:font-name="MesloLGS NF" fo:font-size="8pt" officeooo:rsid="0015e918" fo:background-color="#4c4c4c" loext:char-shading-value="0" style:font-size-asian="8pt" style:font-size-complex="8pt"/>
    </style:style>
    <style:style style:name="T30" style:family="text">
      <style:text-properties fo:color="#000000" style:font-name="MesloLGS NF" fo:font-size="8pt" fo:font-weight="normal" officeooo:rsid="0015e918" fo:background-color="#4c4c4c" loext:char-shading-value="0" style:font-size-asian="8pt" style:font-weight-asian="normal" style:font-size-complex="8pt" style:font-weight-complex="normal"/>
    </style:style>
    <style:style style:name="T31" style:family="text">
      <style:text-properties fo:color="#d0d0d0"/>
    </style:style>
    <style:style style:name="T32" style:family="text">
      <style:text-properties fo:color="#d0d0d0" fo:font-weight="bold" fo:background-color="#4c4c4c" loext:char-shading-value="0" style:font-weight-asian="bold" style:font-weight-complex="bold"/>
    </style:style>
    <style:style style:name="T33" style:family="text">
      <style:text-properties fo:color="#d0d0d0" fo:font-weight="bold" fo:background-color="transparent" loext:char-shading-value="0" style:font-weight-asian="bold" style:font-weight-complex="bold"/>
    </style:style>
    <style:style style:name="T34" style:family="text">
      <style:text-properties fo:color="#d0d0d0" fo:font-weight="bold" fo:background-color="#d0d0d0" loext:char-shading-value="0" style:font-weight-asian="bold" style:font-weight-complex="bold"/>
    </style:style>
    <style:style style:name="T35" style:family="text">
      <style:text-properties fo:color="#d0d0d0" fo:font-weight="bold" fo:background-color="#007ffe" loext:char-shading-value="0" style:font-weight-asian="bold" style:font-weight-complex="bold"/>
    </style:style>
    <style:style style:name="T36" style:family="text">
      <style:text-properties fo:color="#d0d0d0" fo:background-color="#d0d0d0" loext:char-shading-value="0"/>
    </style:style>
    <style:style style:name="T37" style:family="text">
      <style:text-properties fo:color="#d0d0d0" officeooo:rsid="0016fd21" fo:background-color="#d0d0d0" loext:char-shading-value="0"/>
    </style:style>
    <style:style style:name="T38" style:family="text">
      <style:text-properties fo:color="#d0d0d0" fo:font-weight="normal" fo:background-color="#d0d0d0" loext:char-shading-value="0" style:font-weight-asian="normal" style:font-weight-complex="normal"/>
    </style:style>
    <style:style style:name="T39" style:family="text">
      <style:text-properties fo:color="#d0d0d0" fo:font-weight="normal" fo:background-color="#4c4c4c" loext:char-shading-value="0" style:font-weight-asian="normal" style:font-weight-complex="normal"/>
    </style:style>
    <style:style style:name="T40" style:family="text">
      <style:text-properties fo:color="#d0d0d0" fo:font-size="8pt" officeooo:rsid="0015e918" fo:background-color="#e8e8e8" loext:char-shading-value="0" style:font-size-asian="8pt" style:font-size-complex="8pt"/>
    </style:style>
    <style:style style:name="T41" style:family="text">
      <style:text-properties fo:color="#d0d0d0" fo:font-size="8pt" officeooo:rsid="0015e918" fo:background-color="#4c4c4c" loext:char-shading-value="0" style:font-size-asian="8pt" style:font-size-complex="8pt"/>
    </style:style>
    <style:style style:name="T42" style:family="text">
      <style:text-properties fo:color="#d0d0d0" fo:font-size="8pt" officeooo:rsid="002dcca1" fo:background-color="#4c4c4c" loext:char-shading-value="0" style:font-size-asian="8pt" style:font-size-complex="8pt"/>
    </style:style>
    <style:style style:name="T43" style:family="text">
      <style:text-properties fo:color="#d0d0d0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44" style:family="text">
      <style:text-properties fo:color="#d0d0d0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45" style:family="text">
      <style:text-properties fo:color="#d0d0d0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46" style:family="text">
      <style:text-properties fo:color="#d0d0d0" fo:font-size="8pt" fo:font-weight="bold" officeooo:rsid="006d072a" fo:background-color="#007ffe" loext:char-shading-value="0" style:font-size-asian="8pt" style:font-weight-asian="bold" style:font-size-complex="8pt" style:font-weight-complex="bold"/>
    </style:style>
    <style:style style:name="T47" style:family="text">
      <style:text-properties fo:color="#d0d0d0" style:font-name="MesloLGS NF" fo:font-size="8pt" fo:font-weight="normal" officeooo:rsid="0015e918" fo:background-color="#4c4c4c" loext:char-shading-value="0" style:font-size-asian="8pt" style:font-weight-asian="normal" style:font-size-complex="8pt" style:font-weight-complex="normal"/>
    </style:style>
    <style:style style:name="T48" style:family="text">
      <style:text-properties fo:color="#d0d0d0" style:font-name="MesloLGS NF" fo:font-size="8pt" fo:font-weight="normal" officeooo:rsid="0038abb4" fo:background-color="#4c4c4c" loext:char-shading-value="0" style:font-size-asian="8pt" style:font-weight-asian="normal" style:font-size-complex="8pt" style:font-weight-complex="normal"/>
    </style:style>
    <style:style style:name="T49" style:family="text">
      <style:text-properties fo:color="#d0d0d0" style:font-name="MesloLGS NF" fo:font-size="8pt" fo:font-weight="normal" officeooo:rsid="0015e918" fo:background-color="#d0d0d0" loext:char-shading-value="0" style:font-size-asian="8pt" style:font-weight-asian="normal" style:font-size-complex="8pt" style:font-weight-complex="normal"/>
    </style:style>
    <style:style style:name="T50" style:family="text">
      <style:text-properties fo:color="#d0d0d0" style:font-name="MesloLGS NF" fo:font-size="8pt" fo:font-weight="normal" officeooo:rsid="0015e918" fo:background-color="transparent" loext:char-shading-value="0" style:font-size-asian="8pt" style:font-weight-asian="normal" style:font-size-complex="8pt" style:font-weight-complex="normal"/>
    </style:style>
    <style:style style:name="T51" style:family="text">
      <style:text-properties fo:color="#d0d0d0" style:font-name="MesloLGS N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52" style:family="text">
      <style:text-properties fo:color="#d0d0d0" style:font-name="MesloLGS NF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53" style:family="text">
      <style:text-properties fo:color="#d0d0d0" style:font-name="MesloLGS NF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54" style:family="text">
      <style:text-properties fo:color="#d0d0d0" style:font-name="MesloLGS NF" fo:font-size="8pt" officeooo:rsid="0016fd21" fo:background-color="#d0d0d0" loext:char-shading-value="0" style:font-size-asian="8pt" style:font-size-complex="8pt"/>
    </style:style>
    <style:style style:name="T55" style:family="text">
      <style:text-properties fo:color="#d0d0d0" style:font-name="MesloLGS NF" fo:font-size="8pt" officeooo:rsid="0015e918" fo:background-color="#d0d0d0" loext:char-shading-value="0" style:font-size-asian="8pt" style:font-size-complex="8pt"/>
    </style:style>
    <style:style style:name="T56" style:family="text">
      <style:text-properties fo:color="#d0d0d0" style:font-name="MesloLGS NF" fo:font-size="8pt" officeooo:rsid="0015e918" fo:background-color="#4c4c4c" loext:char-shading-value="0" style:font-size-asian="8pt" style:font-size-complex="8pt"/>
    </style:style>
    <style:style style:name="T57" style:family="text">
      <style:text-properties fo:color="#d0d0d0" style:font-name="MesloLGS NF" fo:font-size="8pt" officeooo:rsid="002dcca1" fo:background-color="#4c4c4c" loext:char-shading-value="0" style:font-size-asian="8pt" style:font-size-complex="8pt"/>
    </style:style>
    <style:style style:name="T58" style:family="text">
      <style:text-properties fo:color="#d0d0d0" style:font-name="MesloLGS NF" fo:font-size="8pt" officeooo:rsid="0015e918" fo:background-color="transparent" loext:char-shading-value="0" style:font-size-asian="8pt" style:font-size-complex="8pt"/>
    </style:style>
    <style:style style:name="T59" style:family="text">
      <style:text-properties fo:color="#d0d0d0" style:font-name="MesloLGS NF" fo:font-size="8pt" officeooo:rsid="0015e918" fo:background-color="#e8e8e8" loext:char-shading-value="0" style:font-size-asian="8pt" style:font-size-complex="8pt"/>
    </style:style>
    <style:style style:name="T60" style:family="text">
      <style:text-properties fo:color="#ffffff" fo:background-color="transparent" loext:char-shading-value="0"/>
    </style:style>
    <style:style style:name="T61" style:family="text">
      <style:text-properties fo:color="#ffffff" fo:font-weight="bold" fo:background-color="#007ffe" loext:char-shading-value="0" style:font-weight-asian="bold" style:font-weight-complex="bold"/>
    </style:style>
    <style:style style:name="T62" style:family="text">
      <style:text-properties fo:color="#ffffff" fo:font-weight="bold" officeooo:rsid="0016fd21" style:font-weight-asian="bold" style:font-weight-complex="bold"/>
    </style:style>
    <style:style style:name="T63" style:family="text">
      <style:text-properties fo:color="#ffffff" fo:font-weight="normal" fo:background-color="#007ffe" loext:char-shading-value="0" style:font-weight-asian="normal" style:font-weight-complex="normal"/>
    </style:style>
    <style:style style:name="T64" style:family="text">
      <style:text-properties fo:color="#ffffff" fo:font-weight="normal" officeooo:rsid="0016fd21" fo:background-color="#007ffe" loext:char-shading-value="0" style:font-weight-asian="normal" style:font-weight-complex="normal"/>
    </style:style>
    <style:style style:name="T65" style:family="text">
      <style:text-properties fo:color="#ffffff" fo:font-weight="normal" fo:background-color="#d0d0d0" loext:char-shading-value="0" style:font-weight-asian="normal" style:font-weight-complex="normal"/>
    </style:style>
    <style:style style:name="T66" style:family="text">
      <style:text-properties fo:color="#ffffff" fo:font-size="8pt" fo:font-weight="bold" officeooo:rsid="003dff5e" fo:background-color="#007ffe" loext:char-shading-value="0" style:font-size-asian="8pt" style:font-weight-asian="bold" style:font-size-complex="8pt" style:font-weight-complex="bold"/>
    </style:style>
    <style:style style:name="T67" style:family="text">
      <style:text-properties fo:color="#ffffff" fo:font-size="8pt" fo:font-weight="bold" officeooo:rsid="0015e918" fo:background-color="#007ffe" loext:char-shading-value="0" style:font-size-asian="8pt" style:font-weight-asian="bold" style:font-size-complex="8pt" style:font-weight-complex="bold"/>
    </style:style>
    <style:style style:name="T68" style:family="text">
      <style:text-properties fo:color="#ffffff" fo:font-size="8pt" fo:font-weight="bold" officeooo:rsid="0035d665" fo:background-color="#007ffe" loext:char-shading-value="0" style:font-size-asian="8pt" style:font-weight-asian="bold" style:font-size-complex="8pt" style:font-weight-complex="bold"/>
    </style:style>
    <style:style style:name="T69" style:family="text">
      <style:text-properties fo:color="#ffffff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70" style:family="text">
      <style:text-properties fo:color="#ffffff" fo:font-size="8pt" fo:font-weight="bold" officeooo:rsid="0015e918" fo:background-color="#ffd800" loext:char-shading-value="0" style:font-size-asian="8pt" style:font-weight-asian="bold" style:font-size-complex="8pt" style:font-weight-complex="bold"/>
    </style:style>
    <style:style style:name="T71" style:family="text">
      <style:text-properties fo:color="#ffffff" fo:font-size="8pt" fo:font-weight="bold" officeooo:rsid="0015e918" fo:background-color="#ffd800" loext:char-shading-value="0" style:font-size-asian="8pt" style:font-weight-asian="bold" style:font-size-complex="8pt" style:font-weight-complex="bold"/>
    </style:style>
    <style:style style:name="T72" style:family="text">
      <style:text-properties fo:color="#ffffff" fo:font-size="8pt" fo:font-weight="bold" officeooo:rsid="0035d665" fo:background-color="#ffd800" loext:char-shading-value="0" style:font-size-asian="8pt" style:font-weight-asian="bold" style:font-size-complex="8pt" style:font-weight-complex="bold"/>
    </style:style>
    <style:style style:name="T73" style:family="text">
      <style:text-properties fo:color="#ffffff" fo:font-size="8pt" fo:font-weight="bold" officeooo:rsid="0035d665" fo:background-color="#ffd800" loext:char-shading-value="0" style:font-size-asian="8pt" style:font-weight-asian="bold" style:font-size-complex="8pt" style:font-weight-complex="bold"/>
    </style:style>
    <style:style style:name="T74" style:family="text">
      <style:text-properties fo:color="#ffffff" fo:font-size="8pt" officeooo:rsid="0015e918" fo:background-color="#4c4c4c" loext:char-shading-value="0" style:font-size-asian="8pt" style:font-size-complex="8pt"/>
    </style:style>
    <style:style style:name="T75" style:family="text">
      <style:text-properties fo:color="#ffffff" fo:font-size="8pt" officeooo:rsid="007f40c7" fo:background-color="#4c4c4c" loext:char-shading-value="0" style:font-size-asian="8pt" style:font-size-complex="8pt"/>
    </style:style>
    <style:style style:name="T76" style:family="text">
      <style:text-properties fo:color="#ffffff" fo:font-size="8pt" fo:font-weight="normal" officeooo:rsid="0015e918" fo:background-color="#007ffe" loext:char-shading-value="0" style:font-size-asian="8pt" style:font-weight-asian="normal" style:font-size-complex="8pt" style:font-weight-complex="normal"/>
    </style:style>
    <style:style style:name="T77" style:family="text">
      <style:text-properties fo:color="#ffffff" style:font-name="MesloLGS NF" fo:font-size="8pt" fo:font-weight="bold" officeooo:rsid="0015e918" fo:background-color="#007ffe" loext:char-shading-value="0" style:font-size-asian="8pt" style:font-weight-asian="bold" style:font-size-complex="8pt" style:font-weight-complex="bold"/>
    </style:style>
    <style:style style:name="T78" style:family="text">
      <style:text-properties fo:color="#ffffff" style:font-name="MesloLGS NF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79" style:family="text">
      <style:text-properties fo:color="#ffffff" style:font-name="MesloLGS NF" fo:font-size="8pt" fo:font-weight="normal" officeooo:rsid="0015e918" fo:background-color="#007ffe" loext:char-shading-value="0" style:font-size-asian="8pt" style:font-weight-asian="normal" style:font-size-complex="8pt" style:font-weight-complex="normal"/>
    </style:style>
    <style:style style:name="T80" style:family="text">
      <style:text-properties fo:color="#ffffff" style:font-name="MesloLGS NF" fo:font-size="8pt" officeooo:rsid="0015e918" fo:background-color="transparent" loext:char-shading-value="0" style:font-size-asian="8pt" style:font-size-complex="8pt"/>
    </style:style>
    <style:style style:name="T81" style:family="text">
      <style:text-properties fo:color="#ffffff" style:font-name="MesloLGS NF" fo:font-size="8pt" officeooo:rsid="0015e918" fo:background-color="#4c4c4c" loext:char-shading-value="0" style:font-size-asian="8pt" style:font-size-complex="8pt"/>
    </style:style>
    <style:style style:name="T82" style:family="text">
      <style:text-properties fo:color="#ffffff" style:font-name="MesloLGS NF" fo:font-size="8pt" officeooo:rsid="0015e918" fo:background-color="#007ffe" loext:char-shading-value="0" style:font-size-asian="8pt" style:font-size-complex="8pt"/>
    </style:style>
    <style:style style:name="T83" style:family="text">
      <style:text-properties fo:color="#ffffff" style:font-name="MesloLGS NF" fo:font-size="8pt" officeooo:rsid="0035d665" fo:background-color="#007ffe" loext:char-shading-value="0" style:font-size-asian="8pt" style:font-size-complex="8pt"/>
    </style:style>
    <style:style style:name="T84" style:family="text">
      <style:text-properties fo:color="#bababa" fo:font-size="8pt" officeooo:rsid="0015e918" fo:background-color="#4c4c4c" loext:char-shading-value="0" style:font-size-asian="8pt" style:font-size-complex="8pt"/>
    </style:style>
    <style:style style:name="T85" style:family="text">
      <style:text-properties fo:color="#bababa" fo:font-size="8pt" style:text-underline-style="solid" style:text-underline-width="auto" style:text-underline-color="font-color" officeooo:rsid="0015e918" fo:background-color="#4c4c4c" loext:char-shading-value="0" style:font-size-asian="8pt" style:font-size-complex="8pt"/>
    </style:style>
    <style:style style:name="T86" style:family="text">
      <style:text-properties fo:color="#bababa" fo:font-size="8pt" style:text-underline-style="none" officeooo:rsid="003b7764" fo:background-color="#4c4c4c" loext:char-shading-value="0" style:font-size-asian="8pt" style:font-size-complex="8pt"/>
    </style:style>
    <style:style style:name="T87" style:family="text">
      <style:text-properties fo:color="#bababa" style:font-name="MesloLGS NF" fo:font-size="8pt" officeooo:rsid="0015e918" fo:background-color="#4c4c4c" loext:char-shading-value="0" style:font-size-asian="8pt" style:font-size-complex="8pt"/>
    </style:style>
    <style:style style:name="T88" style:family="text">
      <style:text-properties fo:color="#bababa" style:font-name="MesloLGS NF" fo:font-size="8pt" style:text-underline-style="solid" style:text-underline-width="auto" style:text-underline-color="font-color" officeooo:rsid="0015e918" fo:background-color="#4c4c4c" loext:char-shading-value="0" style:font-size-asian="8pt" style:font-size-complex="8pt"/>
    </style:style>
    <style:style style:name="T89" style:family="text">
      <style:text-properties fo:color="#4c4c4c"/>
    </style:style>
    <style:style style:name="T90" style:family="text">
      <style:text-properties fo:color="#4c4c4c" fo:font-weight="bold" fo:background-color="#d0d0d0" loext:char-shading-value="0" style:font-weight-asian="bold" style:font-weight-complex="bold"/>
    </style:style>
    <style:style style:name="T91" style:family="text">
      <style:text-properties fo:color="#4c4c4c" fo:font-weight="bold" officeooo:rsid="0016fd21" fo:background-color="#d0d0d0" loext:char-shading-value="0" style:font-weight-asian="bold" style:font-weight-complex="bold"/>
    </style:style>
    <style:style style:name="T92" style:family="text">
      <style:text-properties fo:color="#4c4c4c" fo:font-weight="bold" style:font-weight-asian="bold" style:font-weight-complex="bold"/>
    </style:style>
    <style:style style:name="T93" style:family="text">
      <style:text-properties fo:color="#4c4c4c" fo:font-weight="bold" fo:background-color="#ffd800" loext:char-shading-value="0" style:font-weight-asian="bold" style:font-weight-complex="bold"/>
    </style:style>
    <style:style style:name="T94" style:family="text">
      <style:text-properties fo:color="#4c4c4c" fo:font-weight="normal" fo:background-color="#d0d0d0" loext:char-shading-value="0" style:font-weight-asian="normal" style:font-weight-complex="normal"/>
    </style:style>
    <style:style style:name="T95" style:family="text">
      <style:text-properties fo:color="#4c4c4c" fo:font-weight="normal" officeooo:rsid="0083fb0d" fo:background-color="#d0d0d0" loext:char-shading-value="0" style:font-weight-asian="normal" style:font-weight-complex="normal"/>
    </style:style>
    <style:style style:name="T96" style:family="text">
      <style:text-properties fo:color="#4c4c4c" fo:font-weight="normal" officeooo:rsid="00944e0f" fo:background-color="#d0d0d0" loext:char-shading-value="0" style:font-weight-asian="normal" style:font-weight-complex="normal"/>
    </style:style>
    <style:style style:name="T97" style:family="text">
      <style:text-properties fo:color="#4c4c4c" fo:font-weight="normal" officeooo:rsid="008e0912" fo:background-color="#d0d0d0" loext:char-shading-value="0" style:font-weight-asian="normal" style:font-weight-complex="normal"/>
    </style:style>
    <style:style style:name="T98" style:family="text">
      <style:text-properties fo:color="#4c4c4c" fo:font-size="8pt" officeooo:rsid="0015e918" fo:background-color="#333333" loext:char-shading-value="0" style:font-size-asian="8pt" style:font-size-complex="8pt"/>
    </style:style>
    <style:style style:name="T99" style:family="text">
      <style:text-properties fo:color="#4c4c4c" fo:font-size="8pt" officeooo:rsid="0015e918" fo:background-color="#d0d0d0" loext:char-shading-value="0" style:font-size-asian="8pt" style:font-size-complex="8pt"/>
    </style:style>
    <style:style style:name="T100" style:family="text">
      <style:text-properties fo:color="#4c4c4c" fo:font-size="8pt" officeooo:rsid="003a131b" fo:background-color="#d0d0d0" loext:char-shading-value="0" style:font-size-asian="8pt" style:font-size-complex="8pt"/>
    </style:style>
    <style:style style:name="T101" style:family="text">
      <style:text-properties fo:color="#4c4c4c" fo:font-size="8pt" officeooo:rsid="0015e918" fo:background-color="transparent" loext:char-shading-value="0" style:font-size-asian="8pt" style:font-size-complex="8pt"/>
    </style:style>
    <style:style style:name="T102" style:family="text">
      <style:text-properties fo:color="#4c4c4c" fo:font-size="8pt" officeooo:rsid="002dcca1" fo:background-color="transparent" loext:char-shading-value="0" style:font-size-asian="8pt" style:font-size-complex="8pt"/>
    </style:style>
    <style:style style:name="T103" style:family="text">
      <style:text-properties fo:color="#4c4c4c" fo:font-size="8pt" fo:font-weight="bold" officeooo:rsid="0080b753" fo:background-color="#d0d0d0" loext:char-shading-value="0" style:font-size-asian="8pt" style:font-weight-asian="bold" style:font-size-complex="8pt" style:font-weight-complex="bold"/>
    </style:style>
    <style:style style:name="T104" style:family="text">
      <style:text-properties fo:color="#4c4c4c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05" style:family="text">
      <style:text-properties fo:color="#4c4c4c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106" style:family="text">
      <style:text-properties fo:color="#4c4c4c" fo:font-size="8pt" fo:font-weight="bold" officeooo:rsid="0015e918" fo:background-color="#007ffe" loext:char-shading-value="0" style:font-size-asian="8pt" style:font-weight-asian="bold" style:font-size-complex="8pt" style:font-weight-complex="bold"/>
    </style:style>
    <style:style style:name="T107" style:family="text">
      <style:text-properties fo:color="#4c4c4c" fo:font-size="8pt" fo:font-weight="bold" officeooo:rsid="0015e918" fo:background-color="#ffd800" loext:char-shading-value="0" style:font-size-asian="8pt" style:font-weight-asian="bold" style:font-size-complex="8pt" style:font-weight-complex="bold"/>
    </style:style>
    <style:style style:name="T108" style:family="text">
      <style:text-properties fo:color="#4c4c4c" fo:font-size="8pt" fo:font-weight="bold" officeooo:rsid="0015e918" fo:background-color="#ffd800" loext:char-shading-value="0" style:font-size-asian="8pt" style:font-weight-asian="bold" style:font-size-complex="8pt" style:font-weight-complex="bold"/>
    </style:style>
    <style:style style:name="T109" style:family="text">
      <style:text-properties fo:color="#4c4c4c" fo:font-size="8pt" fo:font-weight="normal" officeooo:rsid="0080b753" fo:background-color="#d0d0d0" loext:char-shading-value="0" style:font-size-asian="8pt" style:font-weight-asian="normal" style:font-size-complex="8pt" style:font-weight-complex="normal"/>
    </style:style>
    <style:style style:name="T110" style:family="text">
      <style:text-properties fo:color="#4c4c4c" fo:font-size="8pt" officeooo:rsid="0015e918" fo:background-color="#4c4c4c" loext:char-shading-value="0" style:font-size-asian="8pt" style:font-size-complex="8pt"/>
    </style:style>
    <style:style style:name="T111" style:family="text">
      <style:text-properties fo:color="#4c4c4c" fo:font-size="8pt" officeooo:rsid="002dcca1" fo:background-color="#4c4c4c" loext:char-shading-value="0" style:font-size-asian="8pt" style:font-size-complex="8pt"/>
    </style:style>
    <style:style style:name="T112" style:family="text">
      <style:text-properties fo:color="#4c4c4c" style:font-name="MesloLGS NF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113" style:family="text">
      <style:text-properties fo:color="#4c4c4c" style:font-name="MesloLGS NF" fo:font-size="8pt" fo:font-weight="bold" officeooo:rsid="00abd403" fo:background-color="#d0d0d0" loext:char-shading-value="0" style:font-size-asian="8pt" style:font-weight-asian="bold" style:font-size-complex="8pt" style:font-weight-complex="bold"/>
    </style:style>
    <style:style style:name="T114" style:family="text">
      <style:text-properties fo:color="#4c4c4c" style:font-name="MesloLGS NF" fo:font-size="8pt" fo:font-weight="bold" officeooo:rsid="0080b753" fo:background-color="#d0d0d0" loext:char-shading-value="0" style:font-size-asian="8pt" style:font-weight-asian="bold" style:font-size-complex="8pt" style:font-weight-complex="bold"/>
    </style:style>
    <style:style style:name="T115" style:family="text">
      <style:text-properties fo:color="#4c4c4c" style:font-name="MesloLGS N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16" style:family="text">
      <style:text-properties fo:color="#4c4c4c" style:font-name="MesloLGS NF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117" style:family="text">
      <style:text-properties fo:color="#4c4c4c" style:font-name="MesloLGS NF" fo:font-size="8pt" fo:font-weight="bold" officeooo:rsid="0015e918" fo:background-color="#ffd800" loext:char-shading-value="0" style:font-size-asian="8pt" style:font-weight-asian="bold" style:font-size-complex="8pt" style:font-weight-complex="bold"/>
    </style:style>
    <style:style style:name="T118" style:family="text">
      <style:text-properties fo:color="#4c4c4c" style:font-name="MesloLGS NF" fo:font-size="8pt" fo:font-weight="normal" officeooo:rsid="0015e918" fo:background-color="#d0d0d0" loext:char-shading-value="0" style:font-size-asian="8pt" style:font-weight-asian="normal" style:font-size-complex="8pt" style:font-weight-complex="normal"/>
    </style:style>
    <style:style style:name="T119" style:family="text">
      <style:text-properties fo:color="#4c4c4c" style:font-name="MesloLGS NF" fo:font-size="8pt" officeooo:rsid="0015e918" fo:background-color="#d0d0d0" loext:char-shading-value="0" style:font-size-asian="8pt" style:font-size-complex="8pt"/>
    </style:style>
    <style:style style:name="T120" style:family="text">
      <style:text-properties fo:color="#4c4c4c" style:font-name="MesloLGS NF" fo:font-size="8pt" officeooo:rsid="0015e918" fo:background-color="transparent" loext:char-shading-value="0" style:font-size-asian="8pt" style:font-size-complex="8pt"/>
    </style:style>
    <style:style style:name="T121" style:family="text">
      <style:text-properties fo:color="#4c4c4c" style:font-name="MesloLGS NF" fo:font-size="8pt" officeooo:rsid="0015e918" fo:background-color="#007ffe" loext:char-shading-value="0" style:font-size-asian="8pt" style:font-size-complex="8pt"/>
    </style:style>
    <style:style style:name="T122" style:family="text">
      <style:text-properties fo:color="#4c4c4c" style:font-name="MesloLGS NF" fo:font-size="8pt" officeooo:rsid="0015e918" fo:background-color="#333333" loext:char-shading-value="0" style:font-size-asian="8pt" style:font-size-complex="8pt"/>
    </style:style>
    <style:style style:name="T123" style:family="text">
      <style:text-properties fo:color="#ffd800"/>
    </style:style>
    <style:style style:name="T124" style:family="text">
      <style:text-properties fo:color="#ffd800" fo:font-weight="bold" fo:background-color="transparent" loext:char-shading-value="0" style:font-weight-asian="bold" style:font-weight-complex="bold"/>
    </style:style>
    <style:style style:name="T125" style:family="text">
      <style:text-properties fo:color="#ffd800" fo:font-weight="bold" officeooo:rsid="0016fd21" fo:background-color="transparent" loext:char-shading-value="0" style:font-weight-asian="bold" style:font-weight-complex="bold"/>
    </style:style>
    <style:style style:name="T126" style:family="text">
      <style:text-properties fo:color="#ffd800" fo:font-weight="bold" fo:background-color="#e8e8e8" loext:char-shading-value="0" style:font-weight-asian="bold" style:font-weight-complex="bold"/>
    </style:style>
    <style:style style:name="T127" style:family="text">
      <style:text-properties fo:color="#ffd800" fo:font-weight="bold" officeooo:rsid="0016fd21" style:font-weight-asian="bold" style:font-weight-complex="bold"/>
    </style:style>
    <style:style style:name="T128" style:family="text">
      <style:text-properties fo:color="#ffd800" fo:font-weight="bold" fo:background-color="#ffd800" loext:char-shading-value="0" style:font-weight-asian="bold" style:font-weight-complex="bold"/>
    </style:style>
    <style:style style:name="T129" style:family="text">
      <style:text-properties fo:color="#ffd800" fo:font-weight="bold" fo:background-color="#ffd800" loext:char-shading-value="0" style:font-weight-asian="bold" style:font-weight-complex="bold"/>
    </style:style>
    <style:style style:name="T130" style:family="text">
      <style:text-properties fo:color="#ffd800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31" style:family="text">
      <style:text-properties fo:color="#ffd800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132" style:family="text">
      <style:text-properties fo:color="#ffd800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133" style:family="text">
      <style:text-properties fo:color="#ffd800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134" style:family="text">
      <style:text-properties fo:color="#ffd800" fo:font-size="8pt" officeooo:rsid="0015e918" fo:background-color="transparent" loext:char-shading-value="0" style:font-size-asian="8pt" style:font-size-complex="8pt"/>
    </style:style>
    <style:style style:name="T135" style:family="text">
      <style:text-properties fo:color="#ffd800" style:font-name="MesloLGS N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36" style:family="text">
      <style:text-properties fo:color="#ffd800" style:font-name="MesloLGS NF" fo:font-size="8pt" fo:font-weight="bold" officeooo:rsid="0015e918" fo:background-color="#e8e8e8" loext:char-shading-value="0" style:font-size-asian="8pt" style:font-weight-asian="bold" style:font-size-complex="8pt" style:font-weight-complex="bold"/>
    </style:style>
    <style:style style:name="T137" style:family="text">
      <style:text-properties fo:color="#ffd800" style:font-name="MesloLGS NF" fo:font-size="8pt" fo:font-weight="bold" officeooo:rsid="0015e918" fo:background-color="#333333" loext:char-shading-value="0" style:font-size-asian="8pt" style:font-weight-asian="bold" style:font-size-complex="8pt" style:font-weight-complex="bold"/>
    </style:style>
    <style:style style:name="T138" style:family="text">
      <style:text-properties fo:color="#ffd800" style:font-name="MesloLGS NF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139" style:family="text">
      <style:text-properties fo:color="#ffd800" style:font-name="MesloLGS NF" fo:font-size="8pt" officeooo:rsid="0015e918" fo:background-color="transparent" loext:char-shading-value="0" style:font-size-asian="8pt" style:font-size-complex="8pt"/>
    </style:style>
    <style:style style:name="T140" style:family="text">
      <style:text-properties fo:color="#ffd800" fo:background-color="#d0d0d0" loext:char-shading-value="0"/>
    </style:style>
    <style:style style:name="T141" style:family="text">
      <style:text-properties fo:color="#ffd800"/>
    </style:style>
    <style:style style:name="T142" style:family="text">
      <style:text-properties fo:color="#e8e8e8" fo:font-weight="normal" fo:background-color="#007ffe" loext:char-shading-value="0" style:font-weight-asian="normal" style:font-weight-complex="normal"/>
    </style:style>
    <style:style style:name="T143" style:family="text">
      <style:text-properties fo:color="#e8e8e8" fo:font-weight="normal" officeooo:rsid="00225b40" fo:background-color="#007ffe" loext:char-shading-value="0" style:font-weight-asian="normal" style:font-weight-complex="normal"/>
    </style:style>
    <style:style style:name="T144" style:family="text">
      <style:text-properties fo:color="#e8e8e8" fo:font-weight="normal" fo:background-color="#ffd800" loext:char-shading-value="0" style:font-weight-asian="normal" style:font-weight-complex="normal"/>
    </style:style>
    <style:style style:name="T145" style:family="text">
      <style:text-properties fo:color="#e8e8e8" fo:font-weight="normal" officeooo:rsid="00225b40" fo:background-color="#ffd800" loext:char-shading-value="0" style:font-weight-asian="normal" style:font-weight-complex="normal"/>
    </style:style>
    <style:style style:name="T146" style:family="text">
      <style:text-properties fo:color="#e8e8e8" fo:font-weight="normal" officeooo:rsid="00225b40" fo:background-color="#ffd800" loext:char-shading-value="0" style:font-weight-asian="normal" style:font-weight-complex="normal"/>
    </style:style>
    <style:style style:name="T147" style:family="text">
      <style:text-properties fo:color="#e8e8e8" fo:font-weight="normal" fo:background-color="#ffd800" loext:char-shading-value="0" style:font-weight-asian="normal" style:font-weight-complex="normal"/>
    </style:style>
    <style:style style:name="T148" style:family="text">
      <style:text-properties fo:color="#e8e8e8" fo:font-size="8pt" officeooo:rsid="0015e918" fo:background-color="#4c4c4c" loext:char-shading-value="0" style:font-size-asian="8pt" style:font-size-complex="8pt"/>
    </style:style>
    <style:style style:name="T149" style:family="text">
      <style:text-properties fo:color="#e8e8e8" style:font-name="MesloLGS NF" fo:font-size="8pt" officeooo:rsid="0015e918" fo:background-color="#4c4c4c" loext:char-shading-value="0" style:font-size-asian="8pt" style:font-size-complex="8pt"/>
    </style:style>
    <style:style style:name="T150" style:family="text">
      <style:text-properties fo:color="#333333" fo:font-weight="normal" fo:background-color="#dddddd" loext:char-shading-value="0" style:font-weight-asian="normal" style:font-weight-complex="normal"/>
    </style:style>
    <style:style style:name="T151" style:family="text">
      <style:text-properties fo:color="#333333" fo:background-color="#dddddd" loext:char-shading-value="0"/>
    </style:style>
    <style:style style:name="T152" style:family="text">
      <style:text-properties fo:color="#333333" style:font-name="MesloLGS NF" fo:font-size="8pt" fo:font-weight="bold" officeooo:rsid="0015e918" fo:background-color="#dddddd" loext:char-shading-value="0" style:font-size-asian="8pt" style:font-weight-asian="bold" style:font-size-complex="8pt" style:font-weight-complex="bold"/>
    </style:style>
    <style:style style:name="T153" style:family="text">
      <style:text-properties fo:color="#333333" style:font-name="MesloLGS NF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154" style:family="text">
      <style:text-properties fo:color="#333333" style:font-name="MesloLGS NF" fo:font-size="8pt" fo:font-weight="bold" officeooo:rsid="00b93dd6" fo:background-color="#d0d0d0" loext:char-shading-value="0" style:font-size-asian="8pt" style:font-weight-asian="bold" style:font-size-complex="8pt" style:font-weight-complex="bold"/>
    </style:style>
    <style:style style:name="T155" style:family="text">
      <style:text-properties fo:color="#333333" style:font-name="MesloLGS NF" fo:font-size="8pt" officeooo:rsid="00b8ed76" fo:background-color="#d0d0d0" loext:char-shading-value="0" style:font-size-asian="8pt" style:font-size-complex="8pt"/>
    </style:style>
    <style:style style:name="T156" style:family="text">
      <style:text-properties fo:color="#333333" style:font-name="MesloLGS NF" fo:font-size="8pt" fo:font-weight="normal" officeooo:rsid="00b93dd6" fo:background-color="#d0d0d0" loext:char-shading-value="0" style:font-size-asian="8pt" style:font-weight-asian="normal" style:font-size-complex="8pt" style:font-weight-complex="normal"/>
    </style:style>
    <style:style style:name="T157" style:family="text">
      <style:text-properties fo:color="#333333" fo:font-weight="bold" fo:background-color="#dddddd" loext:char-shading-value="0" style:font-weight-asian="bold" style:font-weight-complex="bold"/>
    </style:style>
    <style:style style:name="T158" style:family="text">
      <style:text-properties fo:font-weight="bold" officeooo:rsid="0016fd21" fo:background-color="#007ffe" loext:char-shading-value="0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officeooo:rsid="0016fd21" style:font-weight-asian="bold" style:font-weight-complex="bold"/>
    </style:style>
    <style:style style:name="T161" style:family="text">
      <style:text-properties fo:color="#fe007f" fo:font-weight="bold" officeooo:rsid="0016fd21" fo:background-color="#ffd800" loext:char-shading-value="0" style:font-weight-asian="bold" style:font-weight-complex="bold"/>
    </style:style>
    <style:style style:name="T162" style:family="text">
      <style:text-properties officeooo:rsid="0015e918"/>
    </style:style>
    <style:style style:name="T163" style:family="text">
      <style:text-properties officeooo:rsid="0023c08c"/>
    </style:style>
    <style:style style:name="T164" style:family="text">
      <style:text-properties officeooo:rsid="004d1038"/>
    </style:style>
    <style:style style:name="T165" style:family="text">
      <style:text-properties officeooo:rsid="004eef03"/>
    </style:style>
    <style:style style:name="T166" style:family="text">
      <style:text-properties fo:color="#7f7f7f" fo:font-size="8pt" fo:font-weight="normal" officeooo:rsid="0015e918" fo:background-color="transparent" loext:char-shading-value="0" style:font-size-asian="8pt" style:font-weight-asian="normal" style:font-size-complex="8pt" style:font-weight-complex="normal"/>
    </style:style>
    <style:style style:name="T167" style:family="text">
      <style:text-properties fo:color="#7f7f7f" fo:font-size="8pt" officeooo:rsid="0015e918" fo:background-color="transparent" loext:char-shading-value="0" style:font-size-asian="8pt" style:font-size-complex="8pt"/>
    </style:style>
    <style:style style:name="T168" style:family="text">
      <style:text-properties fo:color="#7f7f7f" style:font-name="MesloLGS NF" fo:font-size="8pt" fo:font-weight="normal" officeooo:rsid="0015e918" fo:background-color="transparent" loext:char-shading-value="0" style:font-size-asian="8pt" style:font-weight-asian="normal" style:font-size-complex="8pt" style:font-weight-complex="normal"/>
    </style:style>
    <style:style style:name="T169" style:family="text">
      <style:text-properties fo:color="#7f7f7f" style:font-name="MesloLGS NF" fo:font-size="8pt" fo:font-weight="normal" officeooo:rsid="0074559d" fo:background-color="transparent" loext:char-shading-value="0" style:font-size-asian="8pt" style:font-weight-asian="normal" style:font-size-complex="8pt" style:font-weight-complex="normal"/>
    </style:style>
    <style:style style:name="T170" style:family="text">
      <style:text-properties fo:color="#7f7f7f" style:font-name="MesloLGS NF" fo:font-size="8pt" fo:font-weight="normal" officeooo:rsid="0040d836" fo:background-color="transparent" loext:char-shading-value="0" style:font-size-asian="8pt" style:font-weight-asian="normal" style:font-size-complex="8pt" style:font-weight-complex="normal"/>
    </style:style>
    <style:style style:name="T171" style:family="text">
      <style:text-properties fo:color="#7f7f7f" style:font-name="MesloLGS N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72" style:family="text">
      <style:text-properties fo:color="#7f7f7f" style:font-name="MesloLGS NF" fo:font-size="8pt" officeooo:rsid="0015e918" fo:background-color="transparent" loext:char-shading-value="0" style:font-size-asian="8pt" style:font-size-complex="8pt"/>
    </style:style>
    <style:style style:name="T173" style:family="text">
      <style:text-properties officeooo:rsid="0066d3e2"/>
    </style:style>
    <style:style style:name="T174" style:family="text">
      <style:text-properties officeooo:rsid="006d072a"/>
    </style:style>
    <style:style style:name="T175" style:family="text">
      <style:text-properties officeooo:rsid="00797fdd"/>
    </style:style>
    <style:style style:name="T176" style:family="text">
      <style:text-properties officeooo:rsid="009af1ee"/>
    </style:style>
    <style:style style:name="T177" style:family="text">
      <style:text-properties fo:font-size="8pt" officeooo:rsid="00797fdd" fo:background-color="transparent" loext:char-shading-value="0" style:font-size-asian="8pt" style:font-size-complex="8pt"/>
    </style:style>
    <style:style style:name="T178" style:family="text">
      <style:text-properties fo:font-size="8pt" officeooo:rsid="002145e8" fo:background-color="transparent" loext:char-shading-value="0" style:font-size-asian="8pt" style:font-size-complex="8pt"/>
    </style:style>
    <style:style style:name="T179" style:family="text">
      <style:text-properties fo:font-size="8pt" officeooo:rsid="009db1c5" fo:background-color="transparent" loext:char-shading-value="0" style:font-size-asian="8pt" style:font-size-complex="8pt"/>
    </style:style>
    <style:style style:name="T180" style:family="text">
      <style:text-properties fo:font-size="8pt" officeooo:rsid="009e0718" fo:background-color="transparent" loext:char-shading-value="0" style:font-size-asian="8pt" style:font-size-complex="8pt"/>
    </style:style>
    <style:style style:name="T181" style:family="text">
      <style:text-properties fo:font-size="8pt" officeooo:rsid="006d072a" fo:background-color="transparent" loext:char-shading-value="0" style:font-size-asian="8pt" style:font-size-complex="8pt"/>
    </style:style>
    <style:style style:name="T182" style:family="text">
      <style:text-properties fo:font-size="8pt" officeooo:rsid="0053ce36" fo:background-color="transparent" loext:char-shading-value="0" style:font-size-asian="8pt" style:font-size-complex="8pt"/>
    </style:style>
    <style:style style:name="T183" style:family="text">
      <style:text-properties fo:font-size="8pt" officeooo:rsid="0015e918" fo:background-color="transparent" loext:char-shading-value="0" style:font-size-asian="8pt" style:font-size-complex="8pt"/>
    </style:style>
    <style:style style:name="T184" style:family="text">
      <style:text-properties fo:font-size="8pt" officeooo:rsid="0023c08c" fo:background-color="transparent" loext:char-shading-value="0" style:font-size-asian="8pt" style:font-size-complex="8pt"/>
    </style:style>
    <style:style style:name="T185" style:family="text">
      <style:text-properties fo:font-size="8pt" officeooo:rsid="0091c0a2" fo:background-color="transparent" loext:char-shading-value="0" style:font-size-asian="8pt" style:font-size-complex="8pt"/>
    </style:style>
    <style:style style:name="T186" style:family="text">
      <style:text-properties fo:font-size="8pt" officeooo:rsid="0042cfa4" fo:background-color="transparent" loext:char-shading-value="0" style:font-size-asian="8pt" style:font-size-complex="8pt"/>
    </style:style>
    <style:style style:name="T187" style:family="text">
      <style:text-properties fo:font-size="8pt" officeooo:rsid="0057f372" fo:background-color="transparent" loext:char-shading-value="0" style:font-size-asian="8pt" style:font-size-complex="8pt"/>
    </style:style>
    <style:style style:name="T188" style:family="text">
      <style:text-properties fo:font-size="8pt" officeooo:rsid="00944e0f" fo:background-color="transparent" loext:char-shading-value="0" style:font-size-asian="8pt" style:font-size-complex="8pt"/>
    </style:style>
    <style:style style:name="T189" style:family="text">
      <style:text-properties fo:font-size="8pt" officeooo:rsid="00591516" fo:background-color="transparent" loext:char-shading-value="0" style:font-size-asian="8pt" style:font-size-complex="8pt"/>
    </style:style>
    <style:style style:name="T190" style:family="text">
      <style:text-properties fo:font-size="8pt" officeooo:rsid="009c0a2e" fo:background-color="transparent" loext:char-shading-value="0" style:font-size-asian="8pt" style:font-size-complex="8pt"/>
    </style:style>
    <style:style style:name="T191" style:family="text">
      <style:text-properties fo:font-size="8pt" officeooo:rsid="009e55d5" fo:background-color="transparent" loext:char-shading-value="0" style:font-size-asian="8pt" style:font-size-complex="8pt"/>
    </style:style>
    <style:style style:name="T192" style:family="text">
      <style:text-properties fo:font-size="8pt" officeooo:rsid="009ee665" fo:background-color="transparent" loext:char-shading-value="0" style:font-size-asian="8pt" style:font-size-complex="8pt"/>
    </style:style>
    <style:style style:name="T193" style:family="text">
      <style:text-properties fo:font-size="8pt" officeooo:rsid="00578201" fo:background-color="transparent" loext:char-shading-value="0" style:font-size-asian="8pt" style:font-size-complex="8pt"/>
    </style:style>
    <style:style style:name="T194" style:family="text">
      <style:text-properties fo:font-size="8pt" officeooo:rsid="0094a4ea" fo:background-color="transparent" loext:char-shading-value="0" style:font-size-asian="8pt" style:font-size-complex="8pt"/>
    </style:style>
    <style:style style:name="T195" style:family="text">
      <style:text-properties fo:font-size="8pt" officeooo:rsid="007b423d" fo:background-color="transparent" loext:char-shading-value="0" style:font-size-asian="8pt" style:font-size-complex="8pt"/>
    </style:style>
    <style:style style:name="T196" style:family="text">
      <style:text-properties fo:font-size="8pt" officeooo:rsid="003a131b" fo:background-color="transparent" loext:char-shading-value="0" style:font-size-asian="8pt" style:font-size-complex="8pt"/>
    </style:style>
    <style:style style:name="T197" style:family="text">
      <style:text-properties fo:font-size="8pt" officeooo:rsid="005a5826" fo:background-color="transparent" loext:char-shading-value="0" style:font-size-asian="8pt" style:font-size-complex="8pt"/>
    </style:style>
    <style:style style:name="T198" style:family="text">
      <style:text-properties fo:font-size="8pt" officeooo:rsid="00646f01" fo:background-color="transparent" loext:char-shading-value="0" style:font-size-asian="8pt" style:font-size-complex="8pt"/>
    </style:style>
    <style:style style:name="T199" style:family="text">
      <style:text-properties fo:font-size="8pt" officeooo:rsid="00751b19" fo:background-color="transparent" loext:char-shading-value="0" style:font-size-asian="8pt" style:font-size-complex="8pt"/>
    </style:style>
    <style:style style:name="T200" style:family="text">
      <style:text-properties fo:font-size="8pt" officeooo:rsid="00c1afd0" fo:background-color="transparent" loext:char-shading-value="0" style:font-size-asian="8pt" style:font-size-complex="8pt"/>
    </style:style>
    <style:style style:name="T201" style:family="text">
      <style:text-properties fo:font-size="8pt" officeooo:rsid="00c4763f" fo:background-color="transparent" loext:char-shading-value="0" style:font-size-asian="8pt" style:font-size-complex="8pt"/>
    </style:style>
    <style:style style:name="T202" style:family="text">
      <style:text-properties fo:color="#dddddd"/>
    </style:style>
    <style:style style:name="T203" style:family="text">
      <style:text-properties fo:color="#dddddd" fo:background-color="#dddddd" loext:char-shading-value="0"/>
    </style:style>
    <style:style style:name="T204" style:family="text">
      <style:text-properties fo:color="#666666" fo:font-weight="normal" fo:background-color="#dddddd" loext:char-shading-value="0" style:font-weight-asian="normal" style:font-weight-complex="normal"/>
    </style:style>
    <style:style style:name="T205" style:family="text">
      <style:text-properties fo:color="#808080" fo:font-weight="bold" style:font-weight-asian="bold" style:font-weight-complex="bold"/>
    </style:style>
    <style:style style:name="T206" style:family="text">
      <style:text-properties fo:color="#808080" style:font-name="MesloLGS N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207" style:family="text">
      <style:text-properties fo:color="#808080" style:font-name="MesloLGS NF" fo:font-size="8pt" fo:font-weight="normal" officeooo:rsid="0074559d" fo:background-color="transparent" loext:char-shading-value="0" style:font-size-asian="8pt" style:font-weight-asian="normal" style:font-size-complex="8pt" style:font-weight-complex="normal"/>
    </style:style>
    <style:style style:name="T208" style:family="text">
      <style:text-properties fo:color="#808080" style:font-name="MesloLGS NF" fo:font-size="8pt" fo:font-weight="normal" officeooo:rsid="00b3a027" fo:background-color="transparent" loext:char-shading-value="0" style:font-size-asian="8pt" style:font-weight-asian="normal" style:font-size-complex="8pt" style:font-weight-complex="normal"/>
    </style:style>
    <style:style style:name="T209" style:family="text">
      <style:text-properties fo:color="#808080" style:font-name="MesloLGS NF" fo:font-size="8pt" fo:font-weight="normal" officeooo:rsid="00bbbd25" fo:background-color="transparent" loext:char-shading-value="0" style:font-size-asian="8pt" style:font-weight-asian="normal" style:font-size-complex="8pt" style:font-weight-complex="normal"/>
    </style:style>
    <style:style style:name="T210" style:family="text">
      <style:text-properties fo:color="#008400"/>
    </style:style>
    <style:style style:name="T211" style:family="text">
      <style:text-properties fo:color="#008400" style:font-name="MesloLGS NF" fo:font-size="8pt" officeooo:rsid="0051899d" fo:background-color="transparent" loext:char-shading-value="0" style:font-size-asian="8pt" style:font-size-complex="8pt"/>
    </style:style>
    <style:style style:name="T212" style:family="text">
      <style:text-properties fo:color="#008400" style:font-name="MesloLGS NF" fo:font-size="8pt" officeooo:rsid="002145e8" fo:background-color="transparent" loext:char-shading-value="0" style:font-size-asian="8pt" style:font-size-complex="8pt"/>
    </style:style>
    <style:style style:name="T213" style:family="text">
      <style:text-properties fo:color="#008400" style:font-name="MesloLGS NF" fo:font-size="8pt" officeooo:rsid="006d072a" fo:background-color="transparent" loext:char-shading-value="0" style:font-size-asian="8pt" style:font-size-complex="8pt"/>
    </style:style>
    <style:style style:name="T214" style:family="text">
      <style:text-properties fo:color="#008400" style:font-name="MesloLGS NF" fo:font-size="8pt" officeooo:rsid="004d1038" fo:background-color="transparent" loext:char-shading-value="0" style:font-size-asian="8pt" style:font-size-complex="8pt"/>
    </style:style>
    <style:style style:name="T215" style:family="text">
      <style:text-properties fo:color="#008400" style:font-name="MesloLGS NF" fo:font-size="8pt" officeooo:rsid="0075d05d" fo:background-color="transparent" loext:char-shading-value="0" style:font-size-asian="8pt" style:font-size-complex="8pt"/>
    </style:style>
    <style:style style:name="T216" style:family="text">
      <style:text-properties fo:color="#008400" style:font-name="MesloLGS NF" fo:font-size="8pt" officeooo:rsid="00b8ed76" fo:background-color="transparent" loext:char-shading-value="0" style:font-size-asian="8pt" style:font-size-complex="8pt"/>
    </style:style>
    <style:style style:name="T217" style:family="text">
      <style:text-properties fo:color="#008400" style:font-name="MesloLGS NF" fo:font-size="8pt" officeooo:rsid="004eef03" fo:background-color="transparent" loext:char-shading-value="0" style:font-size-asian="8pt" style:font-size-complex="8pt"/>
    </style:style>
    <style:style style:name="T218" style:family="text">
      <style:text-properties fo:color="#008400" style:font-name="MesloLGS NF" fo:font-size="8pt" officeooo:rsid="004fd96e" fo:background-color="transparent" loext:char-shading-value="0" style:font-size-asian="8pt" style:font-size-complex="8pt"/>
    </style:style>
    <style:style style:name="T219" style:family="text">
      <style:text-properties fo:color="#008400" style:font-name="MesloLGS NF" fo:font-size="8pt" officeooo:rsid="00b93dd6" fo:background-color="transparent" loext:char-shading-value="0" style:font-size-asian="8pt" style:font-size-complex="8pt"/>
    </style:style>
    <style:style style:name="T220" style:family="text">
      <style:text-properties fo:color="#008400" style:font-name="MesloLGS NF" fo:font-size="8pt" officeooo:rsid="009e55d5" fo:background-color="transparent" loext:char-shading-value="0" style:font-size-asian="8pt" style:font-size-complex="8pt"/>
    </style:style>
    <style:style style:name="T221" style:family="text">
      <style:text-properties fo:color="#008400" style:font-name="MesloLGS NF" fo:font-size="8pt" officeooo:rsid="009ee665" fo:background-color="transparent" loext:char-shading-value="0" style:font-size-asian="8pt" style:font-size-complex="8pt"/>
    </style:style>
    <style:style style:name="T222" style:family="text">
      <style:text-properties fo:color="#008400" style:font-name="MesloLGS NF" fo:font-size="8pt" officeooo:rsid="0023c08c" fo:background-color="transparent" loext:char-shading-value="0" style:font-size-asian="8pt" style:font-size-complex="8pt"/>
    </style:style>
    <style:style style:name="T223" style:family="text">
      <style:text-properties fo:color="#008400" style:font-name="MesloLGS NF" fo:font-size="8pt" officeooo:rsid="00bd8857" fo:background-color="transparent" loext:char-shading-value="0" style:font-size-asian="8pt" style:font-size-complex="8pt"/>
    </style:style>
    <style:style style:name="T224" style:family="text">
      <style:text-properties fo:color="#008400" style:font-name="MesloLGS NF" fo:font-size="8pt" officeooo:rsid="0053ce36" fo:background-color="transparent" loext:char-shading-value="0" style:font-size-asian="8pt" style:font-size-complex="8pt"/>
    </style:style>
    <style:style style:name="T225" style:family="text">
      <style:text-properties fo:color="#008400" style:font-name="MesloLGS NF" fo:font-size="8pt" officeooo:rsid="0091c0a2" fo:background-color="transparent" loext:char-shading-value="0" style:font-size-asian="8pt" style:font-size-complex="8pt"/>
    </style:style>
    <style:style style:name="T226" style:family="text">
      <style:text-properties fo:color="#008400" style:font-name="MesloLGS NF" fo:font-size="8pt" officeooo:rsid="00578201" fo:background-color="transparent" loext:char-shading-value="0" style:font-size-asian="8pt" style:font-size-complex="8pt"/>
    </style:style>
    <style:style style:name="T227" style:family="text">
      <style:text-properties fo:color="#008400" style:font-name="MesloLGS NF" fo:font-size="8pt" officeooo:rsid="0094a4ea" fo:background-color="transparent" loext:char-shading-value="0" style:font-size-asian="8pt" style:font-size-complex="8pt"/>
    </style:style>
    <style:style style:name="T228" style:family="text">
      <style:text-properties fo:color="#008400" style:font-name="MesloLGS NF" fo:font-size="8pt" officeooo:rsid="00591516" fo:background-color="transparent" loext:char-shading-value="0" style:font-size-asian="8pt" style:font-size-complex="8pt"/>
    </style:style>
    <style:style style:name="T229" style:family="text">
      <style:text-properties fo:color="#008400" style:font-name="MesloLGS NF" fo:font-size="8pt" officeooo:rsid="009c0a2e" fo:background-color="transparent" loext:char-shading-value="0" style:font-size-asian="8pt" style:font-size-complex="8pt"/>
    </style:style>
    <style:style style:name="T230" style:family="text">
      <style:text-properties fo:color="#008400" officeooo:rsid="0023c08c"/>
    </style:style>
    <style:style style:name="T231" style:family="text">
      <style:text-properties officeooo:rsid="00b7d6ac"/>
    </style:style>
    <style:style style:name="T232" style:family="text">
      <style:text-properties officeooo:rsid="00bd8857"/>
    </style:style>
    <style:style style:name="T233" style:family="text">
      <style:text-properties fo:font-weight="normal" fo:background-color="#007ffe" loext:char-shading-value="0" style:font-weight-asian="normal" style:font-weight-complex="normal"/>
    </style:style>
    <style:style style:name="T234" style:family="text">
      <style:text-properties fo:font-weight="normal" fo:background-color="#ffd800" loext:char-shading-value="0" style:font-weight-asian="normal" style:font-weight-complex="normal"/>
    </style:style>
    <style:style style:name="T235" style:family="text">
      <style:text-properties fo:font-weight="normal" fo:background-color="#ffd800" loext:char-shading-value="0" style:font-weight-asian="normal" style:font-weight-complex="normal"/>
    </style:style>
    <style:style style:name="T236" style:family="text">
      <style:text-properties fo:color="#b00000" fo:background-color="#ffd800" loext:char-shading-value="0"/>
    </style:style>
    <style:style style:name="T237" style:family="text">
      <style:text-properties fo:color="#b00000" fo:font-weight="normal" officeooo:rsid="00225b40" fo:background-color="#ffd800" loext:char-shading-value="0" style:font-weight-asian="normal" style:font-weight-complex="normal"/>
    </style:style>
    <style:style style:name="T238" style:family="text">
      <style:text-properties fo:color="#b00000" fo:font-weight="normal" fo:background-color="#ffd800" loext:char-shading-value="0" style:font-weight-asian="normal" style:font-weight-complex="normal"/>
    </style:style>
    <style:style style:name="T239" style:family="text">
      <style:text-properties fo:color="#ff0000" fo:font-weight="normal" officeooo:rsid="00225b40" fo:background-color="#ffd800" loext:char-shading-value="0" style:font-weight-asian="normal" style:font-weight-complex="normal"/>
    </style:style>
    <style:style style:name="T240" style:family="text">
      <style:text-properties fo:color="#ff0000" fo:font-weight="normal" fo:background-color="#ffd800" loext:char-shading-value="0" style:font-weight-asian="normal" style:font-weight-complex="normal"/>
    </style:style>
    <style:style style:name="T241" style:family="text">
      <style:text-properties fo:color="#ff0000" officeooo:rsid="00225b40" fo:background-color="#ffd800" loext:char-shading-value="0"/>
    </style:style>
    <style:style style:name="T242" style:family="text">
      <style:text-properties fo:color="#ff0000" fo:background-color="#ffd800" loext:char-shading-value="0"/>
    </style:style>
    <style:style style:name="T243" style:family="text">
      <style:text-properties fo:color="#ff0000" fo:font-weight="bold" fo:background-color="#ffd800" loext:char-shading-value="0" style:font-weight-asian="bold" style:font-weight-complex="bold"/>
    </style:style>
    <style:style style:name="T244" style:family="text">
      <style:text-properties fo:color="#ff0000" fo:font-size="8pt" fo:font-weight="bold" officeooo:rsid="0015e918" fo:background-color="#ffd800" loext:char-shading-value="0" style:font-size-asian="8pt" style:font-weight-asian="bold" style:font-size-complex="8pt" style:font-weight-complex="bold"/>
    </style:style>
    <style:style style:name="T245" style:family="text">
      <style:text-properties fo:color="#ff0000" fo:font-size="8pt" fo:font-weight="bold" officeooo:rsid="0035d665" fo:background-color="#ffd800" loext:char-shading-value="0" style:font-size-asian="8pt" style:font-weight-asian="bold" style:font-size-complex="8pt" style:font-weight-complex="bold"/>
    </style:style>
    <style:style style:name="T246" style:family="text">
      <style:text-properties fo:color="#ff0000" style:font-name="MesloLGS NF" fo:font-size="8pt" fo:font-weight="bold" officeooo:rsid="0015e918" fo:background-color="#ffd800" loext:char-shading-value="0" style:font-size-asian="8pt" style:font-weight-asian="bold" style:font-size-complex="8pt" style:font-weight-complex="bold"/>
    </style:style>
    <style:style style:name="T247" style:family="text">
      <style:text-properties fo:color="#ff0000" style:font-name="MesloLGS NF" fo:font-size="8pt" fo:font-weight="bold" officeooo:rsid="00c52582" fo:background-color="#ffd800" loext:char-shading-value="0" style:font-size-asian="8pt" style:font-weight-asian="bold" style:font-size-complex="8pt" style:font-weight-complex="bold"/>
    </style:style>
    <style:style style:name="T248" style:family="text">
      <style:text-properties fo:color="#ff0000" style:font-name="MesloLGS NF" fo:font-size="8pt" fo:font-weight="bold" officeooo:rsid="0035d665" fo:background-color="#ffd800" loext:char-shading-value="0" style:font-size-asian="8pt" style:font-weight-asian="bold" style:font-size-complex="8pt" style:font-weight-complex="bold"/>
    </style:style>
    <style:style style:name="T249" style:family="text">
      <style:text-properties officeooo:rsid="00c525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 text:c="3"/><text:span text:style-name="T175">localhost</text:span></text:p>
      <text:p text:style-name="P13"><text:span text:style-name="T177"><text:s/>logged</text:span><text:span text:style-name="T178">│ </text:span><text:span text:style-name="T177">home</text:span></text:p>
      <text:p text:style-name="P3"><text:s text:c="3"/>┌┴┐┌┴┐┌┴┐</text:p>
      <text:p text:style-name="P19"/>
      <text:p text:style-name="P23"><text:span text:style-name="T103">X</text:span><text:span text:style-name="T43">█</text:span><text:span text:style-name="T45"></text:span><text:span text:style-name="T98">█</text:span><text:span text:style-name="T41"></text:span><text:span text:style-name="T148"> </text:span><text:span text:style-name="T99"></text:span><text:span text:style-name="T40">█</text:span><text:span text:style-name="T99">⌂ </text:span><text:span text:style-name="T41"></text:span><text:span text:style-name="T148"> </text:span><text:span text:style-name="T69">~</text:span><text:span text:style-name="T74"> </text:span><text:span text:style-name="T101"> <text:s text:c="83"/></text:span><text:span text:style-name="T102"><text:s text:c="21"/></text:span><text:span text:style-name="T101"></text:span><text:span text:style-name="T102"> </text:span></text:p>
      <text:p text:style-name="P24"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p>
      <text:p text:style-name="P28"><text:span text:style-name="T32">△</text:span><text:span text:style-name="T92"></text:span><text:span text:style-name="T160"> </text:span> </text:p>
      <text:p text:style-name="P27"/>
      <text:p text:style-name="P4">├┘</text:p>
      <text:p text:style-name="P14"><text:span text:style-name="T179">no-</text:span><text:span text:style-name="T180">internet</text:span></text:p>
      <text:p text:style-name="P5"/>
      <text:p text:style-name="P6"><text:s text:c="5"/><text:span text:style-name="T164">admin <text:s text:c="3"/>remote <text:s text:c="44"/>dirstack <text:s text:c="23"/></text:span><text:span text:style-name="T165">detach</text:span><text:span text:style-name="T176">ed</text:span><text:span text:style-name="T165"> suspend</text:span><text:span text:style-name="T176">ed</text:span></text:p>
      <text:p text:style-name="P42"><text:span text:style-name="T211">X</text:span><text:span text:style-name="T212"> <text:s/></text:span><text:span text:style-name="T213">su</text:span><text:span text:style-name="T212"> <text:s/>│ <text:s/>tmux <text:s/>│ <text:s text:c="2"/>RO <text:s text:c="13"/></text:span><text:span text:style-name="T214">VCS root <text:s text:c="15"/></text:span><text:span text:style-name="T215">c</text:span><text:span text:style-name="T214">wd <text:s text:c="5"/></text:span><text:span text:style-name="T212">│ </text:span><text:span text:style-name="T216">recall</text:span><text:span text:style-name="T212"> <text:s text:c="3"/></text:span><text:span text:style-name="T214"><text:s text:c="5"/>batt load temp <text:s/></text:span><text:span text:style-name="T212">│ <text:s/></text:span><text:span text:style-name="T217">bg</text:span><text:span text:style-name="T212"> │</text:span><text:span text:style-name="T219">shell</text:span><text:span text:style-name="T212"> <text:s text:c="2"/></text:span><text:span text:style-name="T218">time</text:span></text:p>
      <text:p text:style-name="P7">├┐┌┴┐┌<text:span text:style-name="T163">─</text:span>┴<text:span text:style-name="T163">─</text:span>┐┌┴┐┌<text:span text:style-name="T163">──</text:span>┴<text:span text:style-name="T163">──</text:span>┐┌┴┐ <text:s text:c="9"/>┌<text:span text:style-name="T163">─────</text:span>┴<text:span text:style-name="T163">─────</text:span>┐ <text:s text:c="10"/>┌<text:span text:style-name="T163">───</text:span>┴<text:span text:style-name="T163">────</text:span>┐ ┌┴┐├┐ <text:s text:c="13"/>┌┴<text:span text:style-name="T163">─</text:span>┐┌<text:span text:style-name="T163">─</text:span>┴<text:span text:style-name="T163">─</text:span>┐┌<text:span text:style-name="T163">─</text:span>┴┐ ┌┴┐┌┴┐┌┴┐┌┴┐ ┌<text:span text:style-name="T163">───</text:span>┴<text:span text:style-name="T163">───</text:span>┐</text:p>
      <text:p text:style-name="P31"><text:s text:c="2"/></text:p>
      <text:p text:style-name="P43"><text:span text:style-name="T114">X</text:span><text:span text:style-name="T51">█</text:span><text:span text:style-name="T135"></text:span><text:span text:style-name="T136">█</text:span><text:span text:style-name="T28">root</text:span><text:span text:style-name="T137">█</text:span><text:span text:style-name="T135"></text:span><text:span text:style-name="T51"></text:span><text:span text:style-name="T52">█</text:span><text:span text:style-name="T16">server</text:span><text:span text:style-name="T55">█</text:span><text:span text:style-name="T51"></text:span><text:span text:style-name="T115"></text:span><text:span text:style-name="T116"> </text:span><text:span text:style-name="T56">~ </text:span><text:span text:style-name="T29">╱ </text:span><text:span text:style-name="T87">code </text:span><text:span text:style-name="T29">╱ </text:span><text:span text:style-name="T88">liquidprompt </text:span><text:span text:style-name="T29">╱ </text:span><text:span text:style-name="T87">theme </text:span><text:span text:style-name="T29">╱ </text:span><text:span text:style-name="T81">dotmatrix </text:span><text:span text:style-name="T119"></text:span><text:span text:style-name="T55">█</text:span><text:span text:style-name="T155">2</text:span><text:span text:style-name="T58"></text:span><text:span text:style-name="T17"></text:span><text:span text:style-name="T120"> <text:s text:c="12"/></text:span><text:span text:style-name="T48">24%</text:span><text:span text:style-name="T30">╱</text:span><text:span text:style-name="T48">1.68</text:span><text:span text:style-name="T30">╱</text:span><text:span text:style-name="T48">90°</text:span><text:span text:style-name="T121"></text:span><text:span text:style-name="T82"> </text:span><text:span text:style-name="T83">3d</text:span><text:span text:style-name="T79">╱</text:span><text:span text:style-name="T83">2&amp;</text:span><text:span text:style-name="T79">╱</text:span><text:span text:style-name="T83">1z</text:span><text:span text:style-name="T14"></text:span><text:span text:style-name="T153"> </text:span><text:span text:style-name="T156">b</text:span><text:span text:style-name="T154"> </text:span><text:span text:style-name="T53"> </text:span><text:span text:style-name="T57">15:20:34</text:span></text:p>
      <text:p text:style-name="P45"><text:span text:style-name="T168">━</text:span><text:span text:style-name="T206"> </text:span><text:span text:style-name="T207">scl</text:span><text:span text:style-name="T208">0 </text:span><text:span text:style-name="T171">┃</text:span><text:span text:style-name="T206"> </text:span><text:span text:style-name="T208">scl1 </text:span><text:span text:style-name="T206"></text:span><text:span text:style-name="T168">━</text:span><text:span text:style-name="T206"></text:span><text:span text:style-name="T168"> </text:span><text:span text:style-name="T169">v</text:span><text:span text:style-name="T170">env </text:span><text:span text:style-name="T206"></text:span><text:span text:style-name="T172">━━━━━━━━━━━━━━━━━━━━━━━━━━━━━━━━━━━━━━━━━━━━━━━━━━━━━━━━━━━━━━━━━━━━━━━━━━━━━━━━━</text:span><text:span text:style-name="T206"> </text:span><text:span text:style-name="T209">ls -al</text:span><text:span text:style-name="T208"> </text:span><text:span text:style-name="T171">┃</text:span><text:span text:style-name="T206"> </text:span><text:span text:style-name="T209">git</text:span><text:span text:style-name="T208"> </text:span><text:span text:style-name="T206"></text:span><text:span text:style-name="T172">━</text:span></text:p>
      <text:p text:style-name="P35"><text:span text:style-name="T39">🖧</text:span><text:span text:style-name="T90"> </text:span><text:span text:style-name="T157"></text:span><text:span text:style-name="T94">± </text:span><text:span text:style-name="T33"></text:span><text:span text:style-name="T2"></text:span><text:span text:style-name="T3"> </text:span><text:span text:style-name="T61">➒</text:span><text:span text:style-name="T23"> </text:span><text:span text:style-name="T4"></text:span><text:span text:style-name="T34"> </text:span><text:span text:style-name="T91">main</text:span><text:span text:style-name="T22">:</text:span><text:span text:style-name="T97">feat</text:span><text:span text:style-name="T65">╱</text:span><text:span text:style-name="T95">v0.1</text:span><text:span text:style-name="T37"> </text:span><text:span text:style-name="T33"></text:span><text:span text:style-name="T2"></text:span><text:span text:style-name="T3"> </text:span><text:span text:style-name="T143">+</text:span><text:span text:style-name="T142">➁</text:span><text:span text:style-name="T23">╱</text:span><text:span text:style-name="T63">-</text:span><text:span text:style-name="T142">⑳⁺</text:span><text:span text:style-name="T4"></text:span><text:span text:style-name="T38"> </text:span><text:span text:style-name="T94">✞</text:span><text:span text:style-name="T65">╱</text:span><text:span text:style-name="T94">⛶</text:span><text:span text:style-name="T65">╱</text:span><text:span text:style-name="T96">detached</text:span><text:span text:style-name="T35"></text:span><text:span text:style-name="T61"> </text:span><text:span text:style-name="T64">20s</text:span><text:span text:style-name="T158"> </text:span><text:span text:style-name="T2"></text:span><text:span text:style-name="T124"></text:span><text:span text:style-name="T243"> </text:span><text:span text:style-name="T161">125</text:span><text:span text:style-name="T125"></text:span><text:span text:style-name="T60"> </text:span><text:span text:style-name="T124"> </text:span></text:p>
      <text:p text:style-name="P46"><text:s text:c="108"/><text:span text:style-name="T210">└</text:span><text:span text:style-name="T230">─</text:span><text:span text:style-name="T210">┬</text:span><text:span text:style-name="T230">──</text:span><text:span text:style-name="T210">┘ <text:s/>└</text:span><text:span text:style-name="T230">─</text:span><text:span text:style-name="T210">┬</text:span><text:span text:style-name="T230">─</text:span><text:span text:style-name="T210">┘</text:span></text:p>
      <text:p text:style-name="P48">├┘ └┬┘ ├┘└<text:span text:style-name="T163">──</text:span>┬┘└<text:span text:style-name="T163">─</text:span>┬<text:span text:style-name="T163">──</text:span>┘└<text:span text:style-name="T163">─</text:span>┬┘└<text:span text:style-name="T163">─</text:span>┬<text:span text:style-name="T163">─</text:span>┘ ├┘└<text:span text:style-name="T163">───</text:span>┬<text:span text:style-name="T163">───</text:span>┘└┬┘└┬┘└<text:span text:style-name="T163">───</text:span>┬<text:span text:style-name="T163">───</text:span>┘└┬<text:span text:style-name="T163">─</text:span>┘ <text:s/>└<text:span text:style-name="T163">─</text:span>┬<text:span text:style-name="T163">─</text:span>┘ ├┘ <text:s text:c="35"/><text:span text:style-name="T232">last <text:s text:c="4"/>most</text:span></text:p>
      <text:p text:style-name="P17"><text:span text:style-name="T178">│ <text:s/></text:span><text:span text:style-name="T182">VCS </text:span><text:span text:style-name="T184">push!</text:span><text:span text:style-name="T178">│</text:span><text:span text:style-name="T183"> <text:s text:c="2"/></text:span><text:span text:style-name="T178">│</text:span><text:span text:style-name="T185">bookmark </text:span><text:span text:style-name="T178">│ </text:span><text:span text:style-name="T186">c</text:span><text:span text:style-name="T184">ommit! </text:span><text:span text:style-name="T178">│</text:span><text:span text:style-name="T184"> <text:s/></text:span><text:span text:style-name="T187">stash</text:span><text:span text:style-name="T184"> </text:span><text:span text:style-name="T178">│ </text:span><text:span text:style-name="T188">head st.</text:span><text:span text:style-name="T178"> </text:span><text:span text:style-name="T189">Runtime </text:span><text:span text:style-name="T178">│ <text:s/></text:span><text:span text:style-name="T190">sudo</text:span></text:p>
      <text:p text:style-name="P51"><text:span text:style-name="T220">i</text:span><text:span text:style-name="T221">t</text:span><text:span text:style-name="T220">net</text:span><text:span text:style-name="T222"> </text:span><text:span text:style-name="T223">commits</text:span><text:span text:style-name="T224"> branch <text:s text:c="4"/></text:span><text:span text:style-name="T225">tag</text:span><text:span text:style-name="T224"> <text:s text:c="6"/></text:span><text:span text:style-name="T226">diff <text:s/></text:span><text:span text:style-name="T227">untracked</text:span><text:span text:style-name="T228"> <text:s text:c="12"/>err</text:span><text:span text:style-name="T229">or</text:span></text:p>
      <text:p text:style-name="P8"/>
      <text:p text:style-name="P8"/>
      <text:p text:style-name="P15"><text:span text:style-name="T184"><text:s text:c="2"/></text:span><text:span text:style-name="T181">ssh</text:span></text:p>
      <text:p text:style-name="P16"><text:span text:style-name="T195">txt</text:span><text:span text:style-name="T178">│</text:span><text:span text:style-name="T196"> <text:s text:c="2"/></text:span><text:span text:style-name="T197">guest <text:s text:c="5"/>FQDN <text:s text:c="3"/></text:span><text:span text:style-name="T198">chroot <text:s text:c="7"/></text:span><text:span text:style-name="T199">shorten</text:span></text:p>
      <text:p text:style-name="P9"><text:span text:style-name="T162">├┐</text:span>┌┴┐<text:span text:style-name="T162">┌</text:span>──<text:span text:style-name="T162">┴</text:span>───<text:span text:style-name="T162">┐ ┌</text:span>────<text:span text:style-name="T162">┴</text:span>─────<text:span text:style-name="T162">┐┌</text:span>┴┐ <text:s text:c="11"/><text:span text:style-name="T162">┌</text:span>┴┐</text:p>
      <text:p text:style-name="P32"><text:s/></text:p>
      <text:p text:style-name="P21"><text:span text:style-name="T109">T </text:span><text:span text:style-name="T43"></text:span><text:span text:style-name="T5"></text:span><text:span text:style-name="T10">█</text:span><text:span text:style-name="T66">rycieos</text:span><text:span text:style-name="T9"></text:span><text:span text:style-name="T44"> </text:span><text:span text:style-name="T100">host.fq.dn </text:span><text:span text:style-name="T43"></text:span><text:span text:style-name="T104"></text:span><text:span text:style-name="T98">█</text:span><text:span text:style-name="T148"> </text:span><text:span text:style-name="T41">~ </text:span><text:span text:style-name="T27">╱ </text:span><text:span text:style-name="T84">code </text:span><text:span text:style-name="T27">╱ </text:span><text:span text:style-name="T86">… </text:span><text:span text:style-name="T27">╱ </text:span><text:span text:style-name="T75">files</text:span><text:span text:style-name="T74"> <text:s/></text:span><text:span text:style-name="T101"> <text:s text:c="63"/></text:span><text:span text:style-name="T105"> 🕒</text:span><text:span text:style-name="T110"> </text:span><text:span text:style-name="T111"><text:s text:c="20"/></text:span></text:p>
      <text:p text:style-name="P25">━<text:span text:style-name="T205"></text:span> <text:span text:style-name="T173">pyenv </text:span><text:span text:style-name="T205"></text:span><text:span text:style-name="T159">━━━━</text:span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p>
      <text:p text:style-name="P34"><text:span text:style-name="T32">△</text:span><text:span text:style-name="T93"></text:span><text:span text:style-name="T126">█</text:span><text:span text:style-name="T161">1</text:span><text:span text:style-name="T127"></text:span><text:span text:style-name="T62">  </text:span></text:p>
      <text:p text:style-name="P39"/>
      <text:p text:style-name="P52"><text:s text:c="5"/><text:span text:style-name="T210">└┬┘</text:span></text:p>
      <text:p text:style-name="P40"><text:s/>shell-level</text:p>
      <text:p text:style-name="P10"/>
      <text:p text:style-name="P11">Tag</text:p>
      <text:p text:style-name="P18"><text:span text:style-name="T178">│</text:span><text:span text:style-name="T184"> </text:span><text:span text:style-name="T181">telnet <text:s text:c="9"/>chroot + RO <text:s text:c="11"/></text:span><text:span text:style-name="T200">warning recall <text:s text:c="50"/></text:span><text:span text:style-name="T201">too much</text:span></text:p>
      <text:p text:style-name="P49"><text:span text:style-name="T162">├┐</text:span>┌─┴─┐ <text:s text:c="11"/><text:span text:style-name="T162">┌</text:span>─┴──┐ <text:s text:c="21"/><text:span text:style-name="T162">┌</text:span>┴┐ <text:s text:c="56"/><text:span text:style-name="T162">┌</text:span>─<text:span text:style-name="T162">┴</text:span>─<text:span text:style-name="T162">┐</text:span></text:p>
      <text:p text:style-name="P33"><text:s/></text:p>
      <text:p text:style-name="P44"><text:span text:style-name="T109">T </text:span><text:span text:style-name="T43"></text:span><text:span text:style-name="T130"></text:span><text:span text:style-name="T5"></text:span><text:span text:style-name="T10">█</text:span><text:span text:style-name="T46">nojhan</text:span><text:span text:style-name="T9"></text:span><text:span text:style-name="T44"> </text:span><text:span text:style-name="T100">host </text:span><text:span text:style-name="T43"></text:span><text:span text:style-name="T130"></text:span><text:span text:style-name="T104"></text:span><text:span text:style-name="T98">█</text:span><text:span text:style-name="T148"> </text:span><text:span text:style-name="T41">~ </text:span><text:span text:style-name="T27">╱ </text:span><text:span text:style-name="T84">code </text:span><text:span text:style-name="T27">╱ </text:span><text:span text:style-name="T86">… </text:span><text:span text:style-name="T27">╱ </text:span><text:span text:style-name="T75">here</text:span><text:span text:style-name="T74"> <text:s/></text:span><text:span text:style-name="T101"></text:span><text:span text:style-name="T134"></text:span><text:span text:style-name="T101"> <text:s text:c="54"/></text:span><text:span text:style-name="T104"></text:span><text:span text:style-name="T45"> </text:span><text:span text:style-name="T108"></text:span><text:span text:style-name="T244"> </text:span><text:span text:style-name="T245">3d </text:span><text:span text:style-name="T133"></text:span><text:span text:style-name="T8"> </text:span><text:span text:style-name="T42">15:20:34</text:span><text:span text:style-name="T41"> </text:span><text:span text:style-name="T42"><text:s text:c="20"/></text:span></text:p>
      <text:p text:style-name="P26"><text:span text:style-name="T231">GIT</text:span><text:span text:style-name="T173"> </text:span>━<text:span text:style-name="T205"></text:span> <text:span text:style-name="T174">devtoolset-8</text:span><text:span text:style-name="T173"> </text:span><text:span text:style-name="T205"></text:span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p>
      <text:p text:style-name="P47"><text:span text:style-name="T39">🖧</text:span><text:span text:style-name="T89"></text:span><text:span text:style-name="T202"></text:span><text:span text:style-name="T203"> </text:span><text:span text:style-name="T151"></text:span><text:span text:style-name="T204">± </text:span><text:span text:style-name="T150"></text:span><text:span text:style-name="T36"> </text:span><text:span text:style-name="T22">main</text:span><text:span text:style-name="T26"> </text:span><text:span text:style-name="T31"></text:span><text:span text:style-name="T123"></text:span><text:span text:style-name="T236"> </text:span><text:span text:style-name="T241">+</text:span><text:span text:style-name="T242">➁</text:span><text:span text:style-name="T235">╱</text:span><text:span text:style-name="T242">-⑳⁺</text:span><text:span text:style-name="T141"></text:span><text:span text:style-name="T31">  </text:span></text:p>
      <text:p text:style-name="P29"/>
      <text:p text:style-name="P50"><text:s/>└┬┘ <text:s text:c="11"/>└<text:span text:style-name="T163">───</text:span>┬<text:span text:style-name="T163">───</text:span>┘</text:p>
      <text:p text:style-name="P12">proxy <text:s text:c="11"/><text:span text:style-name="T232">too much</text:span></text:p>
      <text:p text:style-name="P20"/>
      <text:p text:style-name="P20"/>
      <text:p text:style-name="P38">Generic example:</text:p>
      <text:p text:style-name="P20"/>
      <text:p text:style-name="P53"><text:span text:style-name="T114">X</text:span><text:span text:style-name="T51">█</text:span><text:span text:style-name="T53"></text:span><text:span text:style-name="T122">█</text:span><text:span text:style-name="T56"></text:span><text:span text:style-name="T149"> </text:span><text:span text:style-name="T119"></text:span><text:span text:style-name="T59">█</text:span><text:span text:style-name="T119">⌂ </text:span><text:span text:style-name="T56"></text:span><text:span text:style-name="T149"> </text:span><text:span text:style-name="T78">~</text:span><text:span text:style-name="T56"> </text:span><text:span text:style-name="T29">╱ </text:span><text:span text:style-name="T87">code </text:span><text:span text:style-name="T29">╱ </text:span><text:span text:style-name="T88">liquidprompt </text:span><text:span text:style-name="T29">╱ </text:span><text:span text:style-name="T87">theme </text:span><text:span text:style-name="T29">╱ </text:span><text:span text:style-name="T81">dotmatrix </text:span><text:span text:style-name="T120"></text:span><text:span text:style-name="T139"></text:span><text:span text:style-name="T120"> <text:s text:c="45"/></text:span><text:span text:style-name="T53"> </text:span><text:span text:style-name="T117"></text:span><text:span text:style-name="T246"> </text:span><text:span text:style-name="T247">5</text:span><text:span text:style-name="T248">d </text:span><text:span text:style-name="T138"></text:span><text:span text:style-name="T15"> </text:span><text:span text:style-name="T57">15:20:34</text:span></text:p>
      <text:p text:style-name="P22"><text:span text:style-name="T166">━━━━━━━━━━━━━━</text:span><text:span text:style-name="T167"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span></text:p>
      <text:p text:style-name="P41"><text:span text:style-name="T47">🖧</text:span><text:span text:style-name="T112"> </text:span><text:span text:style-name="T152"></text:span><text:span text:style-name="T118">± </text:span><text:span text:style-name="T51"></text:span><text:span text:style-name="T12"></text:span><text:span text:style-name="T13"> </text:span><text:span text:style-name="T79">≠</text:span><text:span text:style-name="T77"> </text:span><text:span text:style-name="T14"></text:span><text:span text:style-name="T52"> </text:span><text:span text:style-name="T113">dotmatrix</text:span><text:span text:style-name="T54"> </text:span><text:span text:style-name="T51"></text:span><text:span text:style-name="T12"></text:span><text:span text:style-name="T13"> </text:span><text:span text:style-name="T79">≠</text:span><text:span text:style-name="T77"> </text:span><text:span text:style-name="T14"></text:span><text:span text:style-name="T49"> </text:span><text:span text:style-name="T118">✞ </text:span><text:span text:style-name="T50"></text:span><text:span text:style-name="T80"> </text:span><text:span text:style-name="T51"></text:span><text:span text:style-name="T135"></text:span></text:p>
      <text:p text:style-name="P3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6">⚀⚁⚂⚃⚄⚅</text:p>
      <text:p text:style-name="P36"><text:soft-page-break/>➊➋➌➍➎➏➐➑➒➓⓫⓬⓭⓮⓯⓰⓱⓲⓳⓴</text:p>
      <text:p text:style-name="P37">➀➁➂➃➄➅➆➇➈➉⑪⑫⑬⑭⑮⑯⑰⑱⑲⑳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sloLGS NF" svg:font-family="'MesloLGS NF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191919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91919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oj Han</meta:initial-creator>
    <meta:creation-date>2021-02-07T09:32:08.706838806</meta:creation-date>
    <meta:generator>LibreOffice/6.4.7.2$Linux_X86_64 LibreOffice_project/40$Build-2</meta:generator>
    <dc:date>2022-10-18T23:40:31.522828192</dc:date>
    <dc:creator>Noj Han</dc:creator>
    <meta:editing-duration>P1DT15M1S</meta:editing-duration>
    <meta:editing-cycles>160</meta:editing-cycles>
    <meta:document-statistic meta:table-count="0" meta:image-count="0" meta:object-count="0" meta:page-count="2" meta:paragraph-count="44" meta:word-count="359" meta:character-count="2666" meta:non-whitespace-character-count="1587"/>
  </office:meta>
</office:document-meta>
</file>